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49000000492A0B15902A9E2B43.png" manifest:media-type="image/png"/>
  <manifest:file-entry manifest:full-path="Pictures/100007E00000078B0000078BA5D6E962A0E8418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030463c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7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58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9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0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1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8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0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f94841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9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9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9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9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0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0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0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0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0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06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0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1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2" style:family="paragraph" style:parent-style-name="Heading_20_1">
      <style:paragraph-properties fo:line-height="100%"/>
    </style:style>
    <style:style style:name="P113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0e5f85d"/>
    </style:style>
    <style:style style:name="P11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1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1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17" style:family="paragraph" style:parent-style-name="Standard" style:list-style-name="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18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19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2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2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22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2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6f4f7" officeooo:paragraph-rsid="0106f4f7" style:font-weight-asian="normal" style:font-weight-complex="normal"/>
    </style:style>
    <style:style style:name="P12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7dda" officeooo:paragraph-rsid="010538f8"/>
    </style:style>
    <style:style style:name="P125" style:family="paragraph" style:parent-style-name="Text_20_body" style:list-style-name="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7dda" officeooo:paragraph-rsid="010538f8"/>
    </style:style>
    <style:style style:name="P12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015b53"/>
    </style:style>
    <style:style style:name="P12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2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2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3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3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3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34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13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3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0e0a96c" style:font-style-asian="normal" style:font-style-complex="normal"/>
    </style:style>
    <style:style style:name="P13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3d367" officeooo:paragraph-rsid="00e0a96c" style:font-style-asian="normal" style:font-style-complex="normal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140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4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45" style:family="paragraph" style:parent-style-name="Text_20_body" style:list-style-name="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3" style:family="text">
      <style:text-properties officeooo:rsid="00fedcab"/>
    </style:style>
    <style:style style:name="T34" style:family="text">
      <style:text-properties officeooo:rsid="0013b216"/>
    </style:style>
    <style:style style:name="T35" style:family="text">
      <style:text-properties officeooo:rsid="00043d37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04f1de" style:font-weight-asian="normal" style:font-weight-complex="normal"/>
    </style:style>
    <style:style style:name="T39" style:family="text">
      <style:text-properties fo:font-weight="normal" officeooo:rsid="00059c96" style:font-weight-asian="normal" style:font-weight-complex="normal"/>
    </style:style>
    <style:style style:name="T40" style:family="text">
      <style:text-properties fo:font-weight="normal" officeooo:rsid="00061718" style:font-weight-asian="normal" style:font-weight-complex="normal"/>
    </style:style>
    <style:style style:name="T41" style:family="text">
      <style:text-properties fo:font-weight="normal" officeooo:rsid="00072975" style:font-weight-asian="normal" style:font-weight-complex="normal"/>
    </style:style>
    <style:style style:name="T42" style:family="text">
      <style:text-properties fo:font-weight="normal" officeooo:rsid="00194778" style:font-weight-asian="normal" style:font-weight-complex="normal"/>
    </style:style>
    <style:style style:name="T43" style:family="text">
      <style:text-properties fo:font-weight="normal" officeooo:rsid="0023b5ad" style:font-weight-asian="normal" style:font-weight-complex="normal"/>
    </style:style>
    <style:style style:name="T44" style:family="text">
      <style:text-properties fo:font-weight="normal" officeooo:rsid="0030463c" style:font-weight-asian="normal" style:font-weight-complex="normal"/>
    </style:style>
    <style:style style:name="T45" style:family="text">
      <style:text-properties fo:font-weight="normal" officeooo:rsid="0032041a" style:font-weight-asian="normal" style:font-weight-complex="normal"/>
    </style:style>
    <style:style style:name="T46" style:family="text">
      <style:text-properties fo:font-weight="normal" officeooo:rsid="003db249" style:font-weight-asian="normal" style:font-weight-complex="normal"/>
    </style:style>
    <style:style style:name="T47" style:family="text">
      <style:text-properties fo:font-weight="normal" officeooo:rsid="0040d982" style:font-weight-asian="normal" style:font-weight-complex="normal"/>
    </style:style>
    <style:style style:name="T48" style:family="text">
      <style:text-properties fo:font-weight="normal" officeooo:rsid="004124e5" style:font-weight-asian="normal" style:font-weight-complex="normal"/>
    </style:style>
    <style:style style:name="T49" style:family="text">
      <style:text-properties fo:font-weight="normal" officeooo:rsid="00420662" style:font-weight-asian="normal" style:font-weight-complex="normal"/>
    </style:style>
    <style:style style:name="T50" style:family="text">
      <style:text-properties fo:font-weight="normal" officeooo:rsid="0042c288" style:font-weight-asian="normal" style:font-weight-complex="normal"/>
    </style:style>
    <style:style style:name="T51" style:family="text">
      <style:text-properties fo:font-weight="normal" officeooo:rsid="0043858c" style:font-weight-asian="normal" style:font-weight-complex="normal"/>
    </style:style>
    <style:style style:name="T52" style:family="text">
      <style:text-properties fo:font-weight="normal" officeooo:rsid="004c7182" style:font-weight-asian="normal" style:font-weight-complex="normal"/>
    </style:style>
    <style:style style:name="T53" style:family="text">
      <style:text-properties fo:font-weight="normal" officeooo:rsid="004e0ee6" style:font-weight-asian="normal" style:font-weight-complex="normal"/>
    </style:style>
    <style:style style:name="T54" style:family="text">
      <style:text-properties fo:font-weight="normal" officeooo:rsid="0051f07d" style:font-weight-asian="normal" style:font-weight-complex="normal"/>
    </style:style>
    <style:style style:name="T55" style:family="text">
      <style:text-properties fo:font-weight="normal" officeooo:rsid="0053cdb5" style:font-weight-asian="normal" style:font-weight-complex="normal"/>
    </style:style>
    <style:style style:name="T56" style:family="text">
      <style:text-properties fo:font-weight="normal" officeooo:rsid="005ccf0d" style:font-weight-asian="normal" style:font-weight-complex="normal"/>
    </style:style>
    <style:style style:name="T57" style:family="text">
      <style:text-properties fo:font-weight="normal" officeooo:rsid="006e9e53" style:font-weight-asian="normal" style:font-weight-complex="normal"/>
    </style:style>
    <style:style style:name="T58" style:family="text">
      <style:text-properties fo:font-weight="normal" officeooo:rsid="00745ad9" style:font-weight-asian="normal" style:font-weight-complex="normal"/>
    </style:style>
    <style:style style:name="T59" style:family="text">
      <style:text-properties fo:font-weight="normal" officeooo:rsid="007bcff0" style:font-weight-asian="normal" style:font-weight-complex="normal"/>
    </style:style>
    <style:style style:name="T60" style:family="text">
      <style:text-properties fo:font-weight="normal" officeooo:rsid="008d8493" style:font-weight-asian="normal" style:font-weight-complex="normal"/>
    </style:style>
    <style:style style:name="T61" style:family="text">
      <style:text-properties fo:font-weight="normal" officeooo:rsid="008deecb" style:font-weight-asian="normal" style:font-weight-complex="normal"/>
    </style:style>
    <style:style style:name="T62" style:family="text">
      <style:text-properties fo:font-weight="normal" officeooo:rsid="0092b48e" style:font-weight-asian="normal" style:font-weight-complex="normal"/>
    </style:style>
    <style:style style:name="T63" style:family="text">
      <style:text-properties fo:font-weight="normal" officeooo:rsid="009f0e7f" style:font-weight-asian="normal" style:font-weight-complex="normal"/>
    </style:style>
    <style:style style:name="T64" style:family="text">
      <style:text-properties fo:font-weight="normal" officeooo:rsid="00a8c0e9" style:font-weight-asian="normal" style:font-weight-complex="normal"/>
    </style:style>
    <style:style style:name="T65" style:family="text">
      <style:text-properties fo:font-weight="normal" officeooo:rsid="00aa75c1" style:font-weight-asian="normal" style:font-weight-complex="normal"/>
    </style:style>
    <style:style style:name="T66" style:family="text">
      <style:text-properties fo:font-weight="normal" officeooo:rsid="00bcd624" style:font-weight-asian="normal" style:font-weight-complex="normal"/>
    </style:style>
    <style:style style:name="T67" style:family="text">
      <style:text-properties fo:font-weight="normal" officeooo:rsid="00d26a3f" style:font-weight-asian="normal" style:font-weight-complex="normal"/>
    </style:style>
    <style:style style:name="T68" style:family="text">
      <style:text-properties fo:font-weight="normal" officeooo:rsid="00e504a4" style:font-weight-asian="normal" style:font-weight-complex="normal"/>
    </style:style>
    <style:style style:name="T69" style:family="text">
      <style:text-properties fo:font-weight="normal" officeooo:rsid="00f94841" style:font-weight-asian="normal" style:font-weight-complex="normal"/>
    </style:style>
    <style:style style:name="T7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3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74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5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78" style:family="text">
      <style:text-properties officeooo:rsid="0004f1de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fo:font-style="normal" officeooo:rsid="0040d982" style:font-style-asian="normal" style:font-style-complex="normal"/>
    </style:style>
    <style:style style:name="T93" style:family="text">
      <style:text-properties fo:font-style="normal" officeooo:rsid="001b3e56" style:font-style-asian="normal" style:font-style-complex="normal"/>
    </style:style>
    <style:style style:name="T94" style:family="text">
      <style:text-properties fo:font-style="normal" officeooo:rsid="004c7182" style:font-style-asian="normal" style:font-style-complex="normal"/>
    </style:style>
    <style:style style:name="T95" style:family="text">
      <style:text-properties fo:font-style="normal" officeooo:rsid="00501dd2" style:font-style-asian="normal" style:font-style-complex="normal"/>
    </style:style>
    <style:style style:name="T96" style:family="text">
      <style:text-properties fo:font-style="normal" officeooo:rsid="0100d3be" style:font-style-asian="normal" style:font-style-complex="normal"/>
    </style:style>
    <style:style style:name="T97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4" style:family="text">
      <style:text-properties officeooo:rsid="00061718"/>
    </style:style>
    <style:style style:name="T135" style:family="text">
      <style:text-properties officeooo:rsid="00072975"/>
    </style:style>
    <style:style style:name="T136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37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38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39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40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41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2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3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5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normal" officeooo:rsid="0102f2f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3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4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5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6" style:family="text">
      <style:text-properties style:font-name="Liberation Serif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157" style:family="text">
      <style:text-properties style:font-name="Liberation Serif" officeooo:rsid="0044ae78"/>
    </style:style>
    <style:style style:name="T158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59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60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1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2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3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4" style:family="text">
      <style:text-properties style:font-name="Liberation Serif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165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66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67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68" style:family="text">
      <style:text-properties officeooo:rsid="00194778"/>
    </style:style>
    <style:style style:name="T169" style:family="text">
      <style:text-properties officeooo:rsid="0030463c"/>
    </style:style>
    <style:style style:name="T170" style:family="text">
      <style:text-properties officeooo:rsid="0030e0a1"/>
    </style:style>
    <style:style style:name="T171" style:family="text">
      <style:text-properties officeooo:rsid="00408209"/>
    </style:style>
    <style:style style:name="T172" style:family="text">
      <style:text-properties style:text-underline-style="none" fo:font-weight="normal" officeooo:rsid="004124e5" style:font-weight-asian="normal" style:font-weight-complex="normal"/>
    </style:style>
    <style:style style:name="T173" style:family="text">
      <style:text-properties style:text-underline-style="none" fo:font-weight="normal" officeooo:rsid="00059c96" style:font-weight-asian="normal" style:font-weight-complex="normal"/>
    </style:style>
    <style:style style:name="T174" style:family="text">
      <style:text-properties style:text-underline-style="none" fo:font-weight="normal" officeooo:rsid="00420662" style:font-weight-asian="normal" style:font-weight-complex="normal"/>
    </style:style>
    <style:style style:name="T175" style:family="text">
      <style:text-properties style:text-underline-style="none" fo:font-weight="normal" officeooo:rsid="0042c288" style:font-weight-asian="normal" style:font-weight-complex="normal"/>
    </style:style>
    <style:style style:name="T176" style:family="text">
      <style:text-properties style:text-underline-style="none" fo:font-weight="normal" officeooo:rsid="004e0ee6" style:font-weight-asian="normal" style:font-weight-complex="normal"/>
    </style:style>
    <style:style style:name="T177" style:family="text">
      <style:text-properties style:text-underline-style="none" fo:font-weight="normal" officeooo:rsid="0013b216" style:font-weight-asian="normal" style:font-weight-complex="normal"/>
    </style:style>
    <style:style style:name="T178" style:family="text">
      <style:text-properties style:text-underline-style="none" fo:font-weight="normal" officeooo:rsid="0053cdb5" style:font-weight-asian="normal" style:font-weight-complex="normal"/>
    </style:style>
    <style:style style:name="T179" style:family="text">
      <style:text-properties style:text-underline-style="none" fo:font-weight="normal" officeooo:rsid="00061718" style:font-weight-asian="normal" style:font-weight-complex="normal"/>
    </style:style>
    <style:style style:name="T180" style:family="text">
      <style:text-properties style:text-underline-style="none" fo:font-weight="normal" officeooo:rsid="0004f1de" style:font-weight-asian="normal" style:font-weight-complex="normal"/>
    </style:style>
    <style:style style:name="T181" style:family="text">
      <style:text-properties style:text-underline-style="none" fo:font-weight="normal" officeooo:rsid="0070ec7d" style:font-weight-asian="normal" style:font-weight-complex="normal"/>
    </style:style>
    <style:style style:name="T182" style:family="text">
      <style:text-properties style:text-underline-style="none" fo:font-weight="normal" officeooo:rsid="008a6699" style:font-weight-asian="normal" style:font-weight-complex="normal"/>
    </style:style>
    <style:style style:name="T183" style:family="text">
      <style:text-properties style:text-underline-style="none" fo:font-weight="normal" officeooo:rsid="008deecb" style:font-weight-asian="normal" style:font-weight-complex="normal"/>
    </style:style>
    <style:style style:name="T184" style:family="text">
      <style:text-properties style:text-underline-style="none" fo:font-weight="normal" officeooo:rsid="0008bf16" style:font-weight-asian="normal" style:font-weight-complex="normal"/>
    </style:style>
    <style:style style:name="T185" style:family="text">
      <style:text-properties style:text-underline-style="none" fo:font-weight="normal" officeooo:rsid="0030e0a1" style:font-weight-asian="normal" style:font-weight-complex="normal"/>
    </style:style>
    <style:style style:name="T186" style:family="text">
      <style:text-properties style:text-underline-style="none" fo:font-weight="normal" officeooo:rsid="003574fe" style:font-weight-asian="normal" style:font-weight-complex="normal"/>
    </style:style>
    <style:style style:name="T187" style:family="text">
      <style:text-properties style:text-underline-style="none" fo:font-weight="normal" officeooo:rsid="0097fbd1" style:font-weight-asian="normal" style:font-weight-complex="normal"/>
    </style:style>
    <style:style style:name="T188" style:family="text">
      <style:text-properties style:text-underline-style="none" fo:font-weight="normal" officeooo:rsid="00754e19" style:font-weight-asian="normal" style:font-weight-complex="normal"/>
    </style:style>
    <style:style style:name="T189" style:family="text">
      <style:text-properties style:text-underline-style="none" fo:font-weight="normal" officeooo:rsid="00c3c71b" style:font-weight-asian="normal" style:font-weight-complex="normal"/>
    </style:style>
    <style:style style:name="T190" style:family="text">
      <style:text-properties style:text-underline-style="none" fo:font-weight="normal" officeooo:rsid="00072975" style:font-weight-asian="normal" style:font-weight-complex="normal"/>
    </style:style>
    <style:style style:name="T191" style:family="text">
      <style:text-properties style:text-underline-style="none" fo:font-weight="normal" officeooo:rsid="00cd8f65" style:font-weight-asian="normal" style:font-weight-complex="normal"/>
    </style:style>
    <style:style style:name="T192" style:family="text">
      <style:text-properties style:text-underline-style="none" fo:font-weight="normal" officeooo:rsid="00d26a3f" style:font-weight-asian="normal" style:font-weight-complex="normal"/>
    </style:style>
    <style:style style:name="T193" style:family="text">
      <style:text-properties style:text-underline-style="none" fo:font-weight="normal" officeooo:rsid="00da04e3" style:font-weight-asian="normal" style:font-weight-complex="normal"/>
    </style:style>
    <style:style style:name="T194" style:family="text">
      <style:text-properties style:text-underline-style="none" fo:font-weight="normal" officeooo:rsid="00e504a4" style:font-weight-asian="normal" style:font-weight-complex="normal"/>
    </style:style>
    <style:style style:name="T195" style:family="text">
      <style:text-properties style:text-underline-style="none" fo:font-weight="normal" officeooo:rsid="0092b48e" style:font-weight-asian="normal" style:font-weight-complex="normal"/>
    </style:style>
    <style:style style:name="T196" style:family="text">
      <style:text-properties style:text-underline-style="none" fo:font-weight="normal" officeooo:rsid="00f60c80" style:font-weight-asian="normal" style:font-weight-complex="normal"/>
    </style:style>
    <style:style style:name="T197" style:family="text">
      <style:text-properties style:text-underline-style="none" fo:font-weight="normal" officeooo:rsid="00b7427f" style:font-weight-asian="normal" style:font-weight-complex="normal"/>
    </style:style>
    <style:style style:name="T198" style:family="text">
      <style:text-properties style:text-underline-style="none" fo:font-weight="normal" officeooo:rsid="00bfe78f" style:font-weight-asian="normal" style:font-weight-complex="normal"/>
    </style:style>
    <style:style style:name="T199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00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01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02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03" style:family="text">
      <style:text-properties officeooo:rsid="0040d982"/>
    </style:style>
    <style:style style:name="T204" style:family="text">
      <style:text-properties officeooo:rsid="00420662"/>
    </style:style>
    <style:style style:name="T205" style:family="text">
      <style:text-properties officeooo:rsid="0044ae78"/>
    </style:style>
    <style:style style:name="T206" style:family="text">
      <style:text-properties officeooo:rsid="004c7182"/>
    </style:style>
    <style:style style:name="T207" style:family="text">
      <style:text-properties officeooo:rsid="004d8b35"/>
    </style:style>
    <style:style style:name="T208" style:family="text">
      <style:text-properties style:text-underline-style="solid" style:text-underline-width="auto" style:text-underline-color="font-color"/>
    </style:style>
    <style:style style:name="T209" style:family="text">
      <style:text-properties style:text-underline-style="solid" style:text-underline-width="auto" style:text-underline-color="font-color" officeooo:rsid="00061718"/>
    </style:style>
    <style:style style:name="T210" style:family="text">
      <style:text-properties style:text-underline-style="solid" style:text-underline-width="auto" style:text-underline-color="font-color" officeooo:rsid="00043d37"/>
    </style:style>
    <style:style style:name="T211" style:family="text">
      <style:text-properties style:text-underline-style="solid" style:text-underline-width="auto" style:text-underline-color="font-color" officeooo:rsid="000a08d6"/>
    </style:style>
    <style:style style:name="T212" style:family="text">
      <style:text-properties style:text-underline-style="solid" style:text-underline-width="auto" style:text-underline-color="font-color" officeooo:rsid="00bfd4bd"/>
    </style:style>
    <style:style style:name="T213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14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15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1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17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18" style:family="text">
      <style:text-properties officeooo:rsid="0053cdb5"/>
    </style:style>
    <style:style style:name="T219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20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21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22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23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24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25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26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27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28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29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30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31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32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33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4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5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36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37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38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39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40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41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42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3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4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5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8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49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50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51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52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53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54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55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56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57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58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59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60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61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62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63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64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65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66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67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68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69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70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71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72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73" style:family="text">
      <style:text-properties officeooo:rsid="005cf811"/>
    </style:style>
    <style:style style:name="T274" style:family="text">
      <style:text-properties officeooo:rsid="005ff056"/>
    </style:style>
    <style:style style:name="T275" style:family="text">
      <style:text-properties officeooo:rsid="00745ad9"/>
    </style:style>
    <style:style style:name="T276" style:family="text">
      <style:text-properties officeooo:rsid="0078a2da"/>
    </style:style>
    <style:style style:name="T277" style:family="text">
      <style:text-properties officeooo:rsid="00894806"/>
    </style:style>
    <style:style style:name="T278" style:family="text">
      <style:text-properties officeooo:rsid="008d8493"/>
    </style:style>
    <style:style style:name="T279" style:family="text">
      <style:text-properties officeooo:rsid="00c13698"/>
    </style:style>
    <style:style style:name="T280" style:family="text">
      <style:text-properties officeooo:rsid="00c2d31a"/>
    </style:style>
    <style:style style:name="T281" style:family="text">
      <style:text-properties officeooo:rsid="00c2d31a" fo:background-color="transparent" loext:char-shading-value="0"/>
    </style:style>
    <style:style style:name="T282" style:family="text">
      <style:text-properties officeooo:rsid="00cd8f65" fo:background-color="transparent" loext:char-shading-value="0"/>
    </style:style>
    <style:style style:name="T283" style:family="text">
      <style:text-properties officeooo:rsid="00d60023"/>
    </style:style>
    <style:style style:name="T284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85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86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287" style:family="text">
      <style:text-properties officeooo:rsid="00e504a4"/>
    </style:style>
    <style:style style:name="T288" style:family="text">
      <style:text-properties officeooo:rsid="00f94841"/>
    </style:style>
    <style:style style:name="T289" style:family="text">
      <style:text-properties officeooo:rsid="00fc1122"/>
    </style:style>
    <style:style style:name="T290" style:family="text">
      <style:text-properties officeooo:rsid="00fe5e62"/>
    </style:style>
    <style:style style:name="T291" style:family="text">
      <style:text-properties officeooo:rsid="0106f4f7"/>
    </style:style>
    <style:style style:name="T292" style:family="text">
      <style:text-properties officeooo:rsid="010a4fce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2" text:outline-level="1"><text:span text:style-name="T277">Dr </text:span>Kyle A Oman</text:h>
      <text:p text:style-name="P61"><text:tab/><text:span text:style-name="T35">Office: +44 (0) 191 33 43011<text:tab/>Institute for Computational Cosmology</text:span></text:p>
      <text:p text:style-name="P60"><text:tab/><text:span text:style-name="T35">Mobile: +44 (0) 737 693 4098<text:tab/>Department of Physics &amp; Astronomy, Durham University</text:span></text:p>
      <text:p text:style-name="P59"><text:tab/><text:span text:style-name="T35">kyle.a.oman@durham.ac.uk</text:span><text:tab/><text:span text:style-name="T171">South Road, Durham DH1 3LE, United Kingdom<text:line-break/><text:tab/></text:span><text:a xlink:type="simple" xlink:href="https://kyleaoman.github.io/" text:style-name="Internet_20_link" text:visited-style-name="Visited_20_Internet_20_Link"><text:span text:style-name="T288">kyleaoman.github.io</text:span></text:a></text:p>
      <text:p text:style-name="P59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2A0B15902A9E2B43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05"><text:span text:style-name="T214">Academic </text:span><text:span text:style-name="T216">Qualifications</text:span><text:span text:style-name="T210"><text:tab/></text:span></text:p>
      <text:p text:style-name="P15"><text:tab/><text:span text:style-name="T36">PhD<text:tab/></text:span><text:span text:style-name="T37">University of Victoria, Astronomy<text:tab/>Aug 201</text:span><text:span text:style-name="T43">7</text:span><text:span text:style-name="T37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7"><text:tab/></text:span><text:span text:style-name="T36">MSc<text:tab/></text:span><text:span text:style-name="T37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7"><text:tab/></text:span><text:span text:style-name="T36">BSc</text:span><text:span text:style-name="T37"><text:tab/>University of Waterloo, </text:span><text:span text:style-name="T38">Honours </text:span><text:span text:style-name="T37">Physics (Astrophysics spec.)<text:tab/>Jun 2011<text:line-break/><text:tab/><text:tab/>Graduated on Dean's Honour List<text:line-break/><text:tab/><text:tab/></text:span><text:span text:style-name="T38">Dissertation: “An object-oriented halo finder”<text:line-break/><text:tab/></text:span><text:span text:style-name="T37"><text:tab/></text:span><text:span text:style-name="T38">Supervisor: Michael Balogh</text:span></text:p>
      <text:p text:style-name="P100"><text:span text:style-name="T171">Employment</text:span><text:tab/></text:p>
      <text:p text:style-name="P55"><text:span text:style-name="T199"><text:tab/></text:span><text:span text:style-name="T202">Asst. Professor &amp; Royal Society Dorothy Hodgkin Fellow<text:tab/>Oct 2023 – present<text:line-break/><text:tab/> <text:s/>Institute for Computational Cosmology, Durham University</text:span></text:p>
      <text:p text:style-name="P55"><text:span text:style-name="T199"><text:tab/></text:span><text:span text:style-name="T201">Postdoctoral research associate (grade 8)</text:span><text:span text:style-name="T200"><text:tab/>Jul 2022 </text:span><text:span text:style-name="T199">– </text:span><text:span text:style-name="T202">Sept 2023</text:span><text:span text:style-name="T189"><text:line-break/><text:tab/> <text:s/>Institute for Computational Cosmology, Durham University</text:span></text:p>
      <text:p text:style-name="P28"><text:tab/>Postdoctoral research associate <text:span text:style-name="T283">(grade 7)</text:span><text:tab/>Oct 2019 – <text:span text:style-name="T283">Jun 2022</text:span><text:line-break/><text:tab/> <text:s/>Institute for Computational Cosmology, Durham University</text:p>
      <text:p text:style-name="P27"><text:tab/>Researcher (postdoctoral)<text:tab/>Oct 2017 – Sept 2019<text:line-break/><text:tab/> <text:s/>Kapteyn Astronomical Institute, Rijksuniversiteit Groningen</text:p>
      <text:p text:style-name="P24"><text:tab/><text:span text:style-name="T203">Summer research internship<text:tab/>May 2010 – Aug 2010<text:line-break/></text:span><text:span text:style-name="T4"><text:tab/> <text:s/></text:span><text:span text:style-name="T92">Department of Physics &amp; Astronomy, University of Waterloo</text:span></text:p>
      <text:p text:style-name="P24"><text:span text:style-name="T92"><text:tab/>Summer research internship<text:tab/>May 20</text:span><text:span text:style-name="T94">09</text:span><text:span text:style-name="T92"> </text:span><text:span text:style-name="T93">– </text:span><text:span text:style-name="T92">Aug 2009<text:line-break/></text:span><text:span text:style-name="T4"><text:tab/> <text:s/></text:span><text:span text:style-name="T92">Department of Physics &amp; Astronomy, University of Waterloo</text:span></text:p>
      <text:p text:style-name="P107"/>
      <text:p text:style-name="P106"><text:span text:style-name="T214">Grants, </text:span><text:span text:style-name="T217">Computing Time</text:span><text:span text:style-name="T208"> &amp; </text:span><text:span text:style-name="T212">Funding</text:span><text:span text:style-name="T208"><text:tab/></text:span></text:p>
      <text:p text:style-name="P146"><text:tab/><text:span text:style-name="T292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/text:span></text:p>
      <text:p text:style-name="P146"><text:span text:style-name="T288"><text:tab/>Royal Society Dorothy Hodgkin Fellowship (GBP 1.</text:span><text:span text:style-name="T291">5</text:span><text:span text:style-name="T288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96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280">Cosmology and Astroparticle Student &amp; Postdoc Exchange Network Visitor (GBP</text:span><text:span text:style-name="T281"> </text:span><text:span text:style-name="T282">1 400</text:span><text:span text:style-name="T281">)</text:span><text:span text:style-name="T280"><text:tab/>2022</text:span><text:span text:style-name="T279"><text:line-break/><text:tab/> <text:s/></text:span><text:span text:style-name="T6">Title</text:span><text:span text:style-name="T5">: “Structure and equilibrium of simulated dwarf galaxies”</text:span><text:span text:style-name="T279"><text:tab/> <text:s/></text:span></text:p>
      <text:p text:style-name="P56"><text:span text:style-name="T197"><text:tab/>Durham University Physics Department Developing Talent Award </text:span><text:span text:style-name="T198">(GBP 4 000)</text:span><text:span text:style-name="T197"><text:tab/>2022<text:line-break/><text:tab/> <text:s/></text:span><text:span text:style-name="T32">Title</text:span><text:span text:style-name="T257">: “The fragility of dwarf galaxies used as dark matter tracers”</text:span></text:p>
      <text:p text:style-name="P104"><text:span text:style-name="T215">Scholarships</text:span><text:span text:style-name="T208"> &amp; Awards<text:tab/></text:span></text:p>
      <text:p text:style-name="P26"><text:tab/><text:span text:style-name="T283">Durham University Discretionary Award<text:tab/>202</text:span><text:span text:style-name="T289">3</text:span><text:span text:style-name="T283"><text:line-break/><text:tab/> <text:s/>GBP </text:span><text:span text:style-name="T288">5</text:span><text:span text:style-name="T283">00, Institution-level, award by nomination</text:span></text:p>
      <text:p text:style-name="P26"><text:tab/><text:span text:style-name="T283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273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273">2014<text:line-break/></text:span><text:tab/> <text:s/>CAD 11 250, Institution-level, award by nomination</text:p>
      <text:p text:style-name="P22"><text:tab/>University of Victoria Fellowship<text:tab/><text:span text:style-name="T273">2013<text:line-break/></text:span><text:tab/> <text:s/>CAD 15 000, Institution-level, award by nomination</text:p>
      <text:p text:style-name="P22"><text:tab/>Queen Elizabeth II Graduate Scholarship in Science and Technology<text:tab/><text:span text:style-name="T273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soft-page-break/><text:tab/>National Science and Engineering Research Council Undergraduate Student<text:tab/><text:span text:style-name="T273">2009<text:line-break/></text:span><text:tab/>Research Award<text:line-break/><text:tab/> <text:s/>CAD 4 500, National-level, summer research scholarship</text:p>
      <text:p text:style-name="P99"><text:span text:style-name="T204">Research </text:span><text:span text:style-name="T274">student </text:span><text:span text:style-name="T204">supervision</text:span><text:tab/></text:p>
      <text:p text:style-name="P14"><text:span text:style-name="T59">I have co-supervised the thes</text:span><text:span text:style-name="T76">is work of </text:span><text:span text:style-name="T77">10</text:span><text:span text:style-name="T76"> students (3 BSc, </text:span><text:span text:style-name="T77">6</text:span><text:span text:style-name="T76"> MSc/</text:span><text:span text:style-name="T77">MPhys</text:span><text:span text:style-name="T76">, 1 PhD).</text:span><text:span text:style-name="T73"><text:tab/></text:span></text:p>
      <text:p text:style-name="P35"><text:span text:style-name="T38"><text:tab/></text:span><text:span text:style-name="T69">Summer Nuffield Foundation Research Placement Host for Matilda Hunnisett<text:tab/>Aug 2023<text:line-break/><text:tab/> <text:s/>Institute for Computational Cosmology, Durham University</text:span></text:p>
      <text:p text:style-name="P35"><text:span text:style-name="T38"><text:tab/></text:span><text:span text:style-name="T69">Summer Nuffield Foundation Research Placement Host for Piotr Stelmaszczyk<text:tab/>Aug 2023<text:line-break/><text:tab/> <text:s/>Institute for Computational Cosmology, Durham University</text:span></text:p>
      <text:p text:style-name="P35"><text:span text:style-name="T38"><text:tab/></text:span><text:span text:style-name="T67">MPhys thesis co-supervisor (with M. Swinbank) for Lauryn Tapper<text:tab/>Oct 2022 </text:span><text:span text:style-name="T39">– </text:span><text:span text:style-name="T50">present<text:line-break/></text:span><text:span text:style-name="T66"><text:tab/> <text:s/>Institute for Computational Cosmology, Durham University<text:line-break/><text:tab/> <text:s/></text:span><text:span text:style-name="T18">“A dynamic analysis of the gas within simulated galaxies”</text:span></text:p>
      <text:p text:style-name="P33"><text:span text:style-name="T73"><text:tab/></text:span><text:span text:style-name="T74">Summer undergraduate research project supervisor for Eleanor Downing<text:tab/>Jul </text:span><text:span text:style-name="T75">– </text:span><text:span text:style-name="T74">Sept 2022</text:span><text:span text:style-name="T66"><text:line-break/><text:tab/> <text:s/>Institute for Computational Cosmology, Durham University<text:line-break/><text:tab/> <text:s/></text:span><text:span text:style-name="T18">“</text:span><text:span text:style-name="T17">The diverse perturbations affecting dwarf galaxies used as dark <text:line-break/><text:tab/> <text:s/>matter tracers</text:span><text:span text:style-name="T18">”</text:span></text:p>
      <text:p text:style-name="P32"><text:span text:style-name="T38"><text:tab/></text:span><text:span text:style-name="T37">M</text:span><text:span text:style-name="T67">Phys</text:span><text:span text:style-name="T37"> thesis co-supervisor (with A. Fattahi) for Alex Cooke<text:tab/>Oct 2021 </text:span><text:span text:style-name="T39">– </text:span><text:span text:style-name="T67">Apr 2022</text:span><text:span text:style-name="T37"><text:line-break/><text:tab/> <text:s/>Institute for Computational Cosmology, Durham University<text:line-break/><text:tab/> <text:s/></text:span><text:span text:style-name="T9">“</text:span><text:span text:style-name="T16">The lives and deaths of faint satellite galaxies</text:span><text:span text:style-name="T9">”</text:span></text:p>
      <text:p text:style-name="P50"><text:span text:style-name="T180"><text:tab/></text:span><text:span text:style-name="T182">M</text:span><text:span text:style-name="T192">Phys</text:span><text:span text:style-name="T182"> thesis co-supervisor (with C. Frenk) for Richard Brooks<text:tab/>Oct 2021 </text:span><text:span text:style-name="T173">– </text:span><text:span text:style-name="T192">Apr 2022</text:span><text:span text:style-name="T182"><text:line-break/><text:tab/> <text:s/>Institute for Computational Cosmology, Durham University<text:line-break/><text:tab/> <text:s/></text:span><text:span text:style-name="T26">“</text:span><text:span text:style-name="T27">A path to revealing the nature of dark matter by neutral gas</text:span><text:span text:style-name="T26">”</text:span></text:p>
      <text:p text:style-name="P13"><text:span text:style-name="T38"><text:tab/></text:span><text:span text:style-name="T50">PhD thesis co-supervisor (</text:span><text:span text:style-name="T54">with </text:span><text:span text:style-name="T50">R. Massey, C. Frenk</text:span><text:span text:style-name="T54">)</text:span><text:span text:style-name="T50"> for Ellen Sirks<text:tab/>Jan 2020 </text:span><text:span text:style-name="T39">– </text:span><text:span text:style-name="T68">Oct 2022</text:span><text:span text:style-name="T50"><text:line-break/><text:tab/> <text:s/>Institute for Computational Cosmology, Durham University</text:span></text:p>
      <text:p text:style-name="P13"><text:span text:style-name="T50"><text:tab/></text:span><text:span text:style-name="T64">Summer Nuffield Foundation Research Placement Host for Jared Turnbull<text:tab/>Aug 2021<text:line-break/><text:tab/> <text:s/>Institute for Computational Cosmology, Durham University<text:line-break/><text:tab/> <text:s/></text:span><text:span text:style-name="T15">“Visualisations of Simulated Galaxies”</text:span></text:p>
      <text:p text:style-name="P49"><text:span text:style-name="T180"><text:tab/></text:span><text:span text:style-name="T188">M</text:span><text:span text:style-name="T192">Phys</text:span><text:span text:style-name="T175"> thesis co-supervisor (with C. Frenk) for Finn Roper<text:tab/>Jun 2020 </text:span><text:span text:style-name="T173">– </text:span><text:span text:style-name="T182">Apr 2021</text:span><text:span text:style-name="T175"><text:line-break/><text:tab/> <text:s/>Institute for Computational Cosmology, Durham University<text:line-break/></text:span><text:span text:style-name="T25"><text:tab/> <text:s/>“The effect of baryon feedback on simulated dark matter<text:line-break/><text:tab/> <text:s/>distributions”</text:span></text:p>
      <text:p text:style-name="P53"><text:span text:style-name="T180"><text:tab/></text:span><text:span text:style-name="T172">MSc thesis co-supervisor (with M. Verheijen) for Anatolii Zadvornyi<text:tab/>Sept 2019 </text:span><text:span text:style-name="T173">– </text:span><text:span text:style-name="T182">Jul 2021</text:span><text:span text:style-name="T172"><text:line-break/></text:span><text:span text:style-name="T103"><text:tab/> <text:s/>Kapteyn Institute, Rijksuniversiteit Groningen<text:line-break/><text:tab/> <text:s/></text:span><text:span text:style-name="T24">“Star formation suppression, gas consumption and stripping in<text:line-break/><text:tab/> <text:s/>cluster satellites”</text:span></text:p>
      <text:p text:style-name="P12"><text:span text:style-name="T38"><text:tab/></text:span><text:span text:style-name="T48">MSc thesis co-supervisor (with S. Trager) for Amit Upadhyay<text:tab/>Sept 2018 </text:span><text:span text:style-name="T39">– </text:span><text:span text:style-name="T48">Aug 2020<text:line-break/><text:tab/> <text:s/></text:span><text:span text:style-name="T49">Kapteyn Institute, Rijksuniversiteit Groningen<text:line-break/><text:tab/> <text:s/></text:span><text:span text:style-name="T13">“Star formation histories of Coma Cluster galaxies matched to <text:line-break/><text:tab/> <text:s/>simulated orbits hints at quenching around first pericentre”</text:span></text:p>
      <text:p text:style-name="P48"><text:soft-page-break/><text:span text:style-name="T172"><text:tab/>BSc thesis co-supervisor (with M. Verheijen) for Anatolii Zadvornyi<text:tab/>Jan 2019 </text:span><text:span text:style-name="T173">– </text:span><text:span text:style-name="T172">May 2019<text:line-break/><text:tab/> <text:s/></text:span><text:span text:style-name="T174">Kapteyn Astronomical Institute, Rijksuniversiteit Groningen<text:line-break/><text:tab/> <text:s/></text:span><text:span text:style-name="T19">“</text:span><text:span text:style-name="T13">Enviromental </text:span><text:span text:style-name="T14">s</text:span><text:span text:style-name="T13">tar </text:span><text:span text:style-name="T14">f</text:span><text:span text:style-name="T13">ormation </text:span><text:span text:style-name="T14">s</text:span><text:span text:style-name="T13">uppression in </text:span><text:span text:style-name="T14">g</text:span><text:span text:style-name="T13">alaxy </text:span><text:span text:style-name="T14">c</text:span><text:span text:style-name="T13">lusters</text:span><text:span text:style-name="T19">”</text:span></text:p>
      <text:p text:style-name="P55"><text:span text:style-name="T180"><text:tab/></text:span><text:span text:style-name="T172">BSc</text:span><text:span text:style-name="T173"> thesis co-supervisor </text:span><text:span text:style-name="T172">(with J. Navarro, A. Fattahi) </text:span><text:span text:style-name="T173">for James Lan</text:span><text:span text:style-name="T172">e</text:span><text:span text:style-name="T173"><text:tab/>Sept 2016 – </text:span><text:span text:style-name="T179">Apr</text:span><text:span text:style-name="T173"> 2017<text:line-break/></text:span><text:span text:style-name="T104"><text:tab/> <text:s/></text:span><text:span text:style-name="T105">Department of Physics &amp; Astronomy, University of Victoria</text:span><text:span text:style-name="T173"><text:line-break/><text:tab/> <text:s/></text:span><text:span text:style-name="T21">“The mysterious progenitor of the Ophiuchus stream”</text:span></text:p>
      <text:p text:style-name="P36"><text:span text:style-name="T9"><text:tab/></text:span><text:span text:style-name="T48">BSc</text:span><text:span text:style-name="T37"> thesis co-supervisor </text:span><text:span text:style-name="T50">(with J. Navarro) for </text:span><text:span text:style-name="T37">Patrick McManus<text:tab/>Sept 2016 – </text:span><text:span text:style-name="T40">Apr</text:span><text:span text:style-name="T37"> 2017<text:line-break/><text:tab/> <text:s/></text:span><text:span text:style-name="T49">Department of Physics &amp; Astronomy, University of Victoria</text:span><text:span text:style-name="T37"><text:line-break/><text:tab/> <text:s/></text:span><text:span text:style-name="T9">“</text:span><text:span text:style-name="T13">T</text:span><text:span text:style-name="T9">he effect of an impulsive gravitational perturbation on a dark <text:line-break/><text:tab/> <text:s/>matter halo”</text:span></text:p>
      <text:p text:style-name="P98"><text:span text:style-name="T78">Teaching Experience</text:span><text:tab/></text:p>
      <text:p text:style-name="P11"><text:span text:style-name="T10"><text:tab/></text:span><text:span text:style-name="T80">Course development<text:tab/>May – Aug 2015<text:line-break/><text:tab/><text:tab/></text:span><text:span text:style-name="T10">Produced new draft of laboratory manual for </text:span><text:span text:style-name="T12">University of Victoria </text:span><text:span text:style-name="T10">undergraduate<text:line-break/><text:tab/><text:tab/>introductory astronomy course, in use as of Fall 2016. Development of visualization <text:tab/><text:tab/><text:tab/><text:tab/>software for use in same </text:span><text:span text:style-name="T12">c</text:span><text:span text:style-name="T10">ourse.</text:span></text:p>
      <text:p text:style-name="P58"><text:span text:style-name="T21"><text:tab/></text:span><text:span text:style-name="T125">Substitute lecturer<text:line-break/><text:tab/><text:tab/></text:span><text:span text:style-name="T31">Lectures for courses “Introduction to astronomy; Cosmic history” (Feb-Mar 2023, <text:tab/><text:tab/><text:tab/><text:tab/>instructor C. Frenk), “Introduction to galaxies” (Mar 2017, instructor J. Navarro).</text:span></text:p>
      <text:p text:style-name="P54"><text:span text:style-name="T21"><text:tab/></text:span><text:span text:style-name="T101">G</text:span><text:span text:style-name="T100">uest lecturer<text:tab/><text:line-break/></text:span><text:span text:style-name="T22"><text:tab/><text:tab/>Lectures for courses “Representation of time travel in popular culture” (</text:span><text:span text:style-name="T23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7"><text:span text:style-name="T104"><text:tab/>Teaching Assistant</text:span><text:span text:style-name="T115">ships – 1</text:span><text:span text:style-name="T116">1</text:span><text:span text:style-name="T115"> appointments </text:span><text:span text:style-name="T116">totalling 45 months</text:span><text:span text:style-name="T115"><text:tab/>2010 – 20</text:span><text:span text:style-name="T116">22</text:span><text:span text:style-name="T115"><text:line-break/><text:tab/><text:tab/></text:span><text:span text:style-name="T28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9">demonstration and<text:tab/><text:tab/><text:tab/><text:tab/>grading for MSc scientific computing course.</text:span></text:p>
      <text:p text:style-name="P101"><text:span text:style-name="T95">Publications</text:span><text:span text:style-name="T91"><text:tab/></text:span></text:p>
      <text:p text:style-name="P57"><text:span text:style-name="T109">I </text:span><text:span text:style-name="T117">am an author of </text:span><text:span text:style-name="T130">51</text:span><text:span text:style-name="T117"> refereed articles (</text:span><text:span text:style-name="T130">4262</text:span><text:span text:style-name="T117"> citations, H=</text:span><text:span text:style-name="T128">3</text:span><text:span text:style-name="T129">1</text:span><text:span text:style-name="T117">), of which </text:span><text:span text:style-name="T118">8</text:span><text:span text:style-name="T117"> as the first author (</text:span><text:span text:style-name="T124">7</text:span><text:span text:style-name="T130">81</text:span><text:span text:style-name="T117"> citations), and a further </text:span><text:span text:style-name="T124">21</text:span><text:span text:style-name="T117"> in which I had a major role. </text:span><text:span text:style-name="T119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19">. </text:span><text:span text:style-name="T120">I have highlighted some of my best work with a ★. </text:span><text:span text:style-name="T121">P</text:span><text:span text:style-name="T122">apers </text:span><text:span text:style-name="T121">led by students under my supervision</text:span><text:span text:style-name="T122"> are marked with a</text:span><text:span text:style-name="T133"> </text:span><text:span text:style-name="T145">†</text:span><text:span text:style-name="T286">.</text:span></text:p>
      <text:p text:style-name="P94">Pre-prints</text:p>
      <text:list text:style-name="L1">
        <text:list-item>
          <text:p text:style-name="P123"><text:span text:style-name="T155">O</text:span><text:span text:style-name="T152">man</text:span><text:span text:style-name="T156">, Frenk, Crain, Lovell and Pfeffer (2024). </text:span><text:span text:style-name="T164">A warm dark matter cosmogony may yield more low-mass galaxy detections in 21-cm surveys than a cold dark matter one.</text:span><text:span text:style-name="T156"> MNRAS, submitted.</text:span></text:p>
        </text:list-item>
      </text:list>
      <text:p text:style-name="P125"><text:span text:style-name="T145"/></text:p>
      <text:list text:continue-numbering="true" text:style-name="L1">
        <text:list-item>
          <text:p text:style-name="P124"><text:span text:style-name="T145">Sirks, Harvey, Massey, </text:span><text:span text:style-name="T155">Oman</text:span><text:span text:style-name="T145">, Robertson, Frenk, Everett, Gill and McCleary (2023). </text:span><text:span text:style-name="T163">Hydrodynamical simulations of merging galaxy clusters: giant dark matter particle colliders, powered by gravity</text:span><text:span text:style-name="T145">. MNRAS, submitted.</text:span></text:p>
        </text:list-item>
        <text:list-item>
          <text:p text:style-name="P126"><text:span text:style-name="T145">J</text:span><text:span text:style-name="T141">ones, Sand, Karunakaran, Spekkens, </text:span><text:span text:style-name="T152">Oman</text:span><text:span text:style-name="T141">, Bennet, Besla, Crnojević, Cuillandre, Fielder, Gwyn and Mutlu-Pakdil (2023). </text:span><text:span text:style-name="T160">Gas and star formation in satellites of Milky Way analogs.</text:span><text:span text:style-name="T141"> ApJ, submitted. </text:span><text:span text:style-name="T151">[arxiv:2311.02152]</text:span></text:p>
        </text:list-item>
        <text:list-item>
          <text:p text:style-name="P127"><text:span text:style-name="T145">A</text:span><text:span text:style-name="T141">mvrosiadis, Lange, Nightingale, He, Frenk, </text:span><text:span text:style-name="T152">Oman</text:span><text:span text:style-name="T141">, Smail, Swinbank, Fragkoudi, Gadotti, Cole, Borsato, Robertson, Massey, Cao and Li (2023). </text:span><text:span text:style-name="T160">The onset of bar formation in a massive galaxy at z~3.8.</text:span><text:span text:style-name="T141"> MNRAS, submitted.</text:span></text:p>
        </text:list-item>
      </text:list>
      <text:p text:style-name="P95">Refereed publications in primary journals</text:p>
      <text:list text:continue-numbering="true" text:style-name="L1">
        <text:list-item>
          <text:p text:style-name="P128"><text:span text:style-name="T145">P</text:span><text:span text:style-name="T141">uglisi, Dudzevičiūtė, Swinbank, Gillman, Tiley, Cirasuolo, Cortese, Glazebrook, Harrison, Ibar, Molina, Obreschkow, </text:span><text:span text:style-name="T152">Oman</text:span><text:span text:style-name="T141">, Schaller, Shankar and Sharples (2023). </text:span><text:span text:style-name="T160">KURVS: The outer rotation curve shapes and dark matter fractions of z~1.5 star-forming galaxies.</text:span><text:span text:style-name="T141"> MNRAS </text:span><text:span text:style-name="T150">524: 2814</text:span><text:span text:style-name="T141">. </text:span><text:span text:style-name="T149">[arxiv:2305.04382]</text:span></text:p>
        </text:list-item>
        <text:list-item>
          <text:p text:style-name="P128"><text:span text:style-name="T145">† </text:span><text:span text:style-name="T146">Brooks, </text:span><text:span text:style-name="T154">Oman</text:span><text:span text:style-name="T146"> and Frenk (2022). </text:span><text:span text:style-name="T162">The North-South asymmetry of the ALFALFA HI velocity width function</text:span><text:span text:style-name="T146">. MNRAS </text:span><text:span text:style-name="T149">522: 4043</text:span><text:span text:style-name="T146">. [arxiv:2211.08092]</text:span></text:p>
        </text:list-item>
        <text:list-item>
          <text:p text:style-name="P129"><text:span text:style-name="T145">† </text:span><text:span text:style-name="T141">Downing and </text:span><text:span text:style-name="T152">Oman</text:span><text:span text:style-name="T141"> (2023). </text:span><text:span text:style-name="T160">The many reasons that the rotation curves of low-mass galaxies can fail as tracers of their matter distributions.</text:span><text:span text:style-name="T141"> MNRAS </text:span><text:span text:style-name="T149">522: 3318</text:span><text:span text:style-name="T141">. [arxiv:2301.05242]</text:span></text:p>
        </text:list-item>
        <text:list-item>
          <text:p text:style-name="P129"><text:span text:style-name="T145">R</text:span><text:span text:style-name="T146">eeves, Hudson and </text:span><text:span text:style-name="T154">Oman</text:span><text:span text:style-name="T146"> (2022). </text:span><text:span text:style-name="T162">Constraining satellite quenching timescales in galaxy clusters by forward-modelling stellar ages and quiescent fractions in projected phase space.</text:span><text:span text:style-name="T146"> MNRAS </text:span><text:span text:style-name="T149">522: 1779</text:span><text:span text:style-name="T146">. [arxiv:2211.09145]</text:span></text:p>
        </text:list-item>
        <text:list-item>
          <text:p text:style-name="P130"><text:span text:style-name="T145">† </text:span><text:span text:style-name="T244">Roper, </text:span><text:span text:style-name="T234">Oman</text:span><text:span text:style-name="T244">, Frenk, Ben</text:span><text:span text:style-name="T145">ítez-Llambay, Navarro and Santos-Santos (2022). </text:span><text:span text:style-name="T163">The diversity of rotation curves of simulated galaxies with cusps and cores</text:span><text:span text:style-name="T145">. MNRAS</text:span><text:span text:style-name="T148"> </text:span><text:span text:style-name="T149">521: 1316</text:span><text:span text:style-name="T145">. [arxiv:2203.16652]</text:span></text:p>
        </text:list-item>
        <text:list-item>
          <text:p text:style-name="P130"><text:span text:style-name="T142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53">Oman</text:span><text:span text:style-name="T142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47">(2022)</text:span><text:span text:style-name="T142">. </text:span><text:span text:style-name="T161">The Astropy project: Sustaining and growing a community-oriented open-source project and the latest major release (v5.0) of the core package.</text:span><text:span text:style-name="T142"> ApJ </text:span><text:span text:style-name="T146">935: 167</text:span><text:span text:style-name="T142">. </text:span><text:span text:style-name="T143">[arxiv:</text:span><text:span text:style-name="T144">2206.14220</text:span><text:span text:style-name="T143">]</text:span></text:p>
        </text:list-item>
        <text:list-item>
          <text:p text:style-name="P131"><text:soft-page-break/><text:span text:style-name="T242">Bilimogga, </text:span><text:span text:style-name="T233">Oman</text:span><text:span text:style-name="T242">, Verheijen and van der Hulst (2021). </text:span><text:span text:style-name="T256">Using EAGLE simulations to study the effect of observational constraints on determination of HI asymmetries in galaxies</text:span><text:span text:style-name="T242">. MNRAS </text:span><text:span text:style-name="T243">513: 5310</text:span><text:span text:style-name="T242">. [arxiv:2205.00675]</text:span></text:p>
        </text:list-item>
        <text:list-item>
          <text:p text:style-name="P132"><text:span text:style-name="T238">Mancera</text:span><text:span text:style-name="T236">-Piña</text:span><text:span text:style-name="T240">, </text:span><text:span text:style-name="T238">Fraternali, Oosterloo, Adams, </text:span><text:span text:style-name="T231">Oman</text:span><text:span text:style-name="T238"> and Leisman (202</text:span><text:span text:style-name="T241">2</text:span><text:span text:style-name="T238">). </text:span><text:span text:style-name="T252">No need for dark matter: resolved kinematics of the ultra-diffuse galaxy AGC 114905.</text:span><text:span text:style-name="T238"> MNRAS</text:span><text:span text:style-name="T239"> 512: 3230</text:span><text:span text:style-name="T238">. [arxiv:</text:span><text:span text:style-name="T241">2112.00017</text:span><text:span text:style-name="T238">]</text:span></text:p>
        </text:list-item>
        <text:list-item>
          <text:p text:style-name="P132"><text:span text:style-name="T142">† </text:span><text:span text:style-name="T238">Sirks, </text:span><text:span text:style-name="T231">Oman</text:span><text:span text:style-name="T238">, Robertson, Massey and Frenk (2021). </text:span><text:span text:style-name="T252">The effects of self-interacting dark matter on the stripping of galaxies that fall into clusters</text:span><text:span text:style-name="T238">. MNRAS </text:span><text:span text:style-name="T239">511: 5927</text:span><text:span text:style-name="T238">. [arxiv:2109.03257]</text:span></text:p>
        </text:list-item>
        <text:list-item>
          <text:p text:style-name="P136"><text:span text:style-name="T271">Oman</text:span><text:span text:style-name="T263"> (202</text:span><text:span text:style-name="T266">2</text:span><text:span text:style-name="T263">). </text:span><text:span text:style-name="T247">The ALFALFA </text:span><text:span text:style-name="T248">HI</text:span><text:span text:style-name="T247"> velocity width function.</text:span><text:span text:style-name="T263"> MNRAS </text:span><text:span text:style-name="T265">509:</text:span><text:span text:style-name="T263"> </text:span><text:span text:style-name="T265">3268</text:span><text:span text:style-name="T263">. [arxiv:2108.08856]</text:span></text:p>
        </text:list-item>
        <text:list-item>
          <text:p text:style-name="P136"><text:span text:style-name="T259">K</text:span><text:span text:style-name="T258">arunakaran, Spekkens, </text:span><text:span text:style-name="T268">Oman</text:span><text:span text:style-name="T258">, Simpson, Fattahi, Sand, Bennet, Crnojevi</text:span><text:span text:style-name="T158">ć</text:span><text:span text:style-name="T258">, Frenk, G</text:span><text:span text:style-name="T158">ó</text:span><text:span text:style-name="T258">mez, Grand, Jones, Marinacci, Mutlu-Pakdil, Navarro </text:span><text:span text:style-name="T262">and</text:span><text:span text:style-name="T258"> Zaritsky (2021). </text:span><text:span text:style-name="T245">Satellites around Milky Way analogs: Tension in the number and fraction of quiescent satellites seen in observations versus simulations.</text:span><text:span text:style-name="T258"> ApJ </text:span><text:span text:style-name="T264">916: 19</text:span><text:span text:style-name="T258">. [arxiv:2105.09321]</text:span></text:p>
        </text:list-item>
        <text:list-item>
          <text:p text:style-name="P137"><text:span text:style-name="T284">† </text:span><text:span text:style-name="T258">Upadhyay, </text:span><text:span text:style-name="T268">Oman</text:span><text:span text:style-name="T258"> </text:span><text:span text:style-name="T262">and</text:span><text:span text:style-name="T270"> </text:span><text:span text:style-name="T258">Trager (2021). </text:span><text:span text:style-name="T245">Star formation histories of Coma Cluster galaxies matched to simulated orbits hint at quenching around first pericenter.</text:span><text:span text:style-name="T258"> A&amp;A </text:span><text:span text:style-name="T264">652: A16</text:span><text:span text:style-name="T258">. [arxiv:2104.04388]</text:span></text:p>
        </text:list-item>
        <text:list-item>
          <text:p text:style-name="P138"><text:span text:style-name="T259">Brouwer, </text:span><text:span text:style-name="T269">Oman</text:span><text:span text:style-name="T259">, </text:span><text:span text:style-name="T260">Valentijn, Bilicki, Heymans, Hoekstra, Napolitano, Roy, Tortora, Wright, Asgari, van den Busch, Dvornik, Erben, Giblin, Graham, Hildebrandt, Hopkins, Kannawadi, Kuijken, Liske, Shan, Tr</text:span><text:span text:style-name="T159">ö</text:span><text:span text:style-name="T260">ster and Visser (202</text:span><text:span text:style-name="T261">1</text:span><text:span text:style-name="T260">). </text:span><text:span text:style-name="T246">The weak lensing radial acceleration relation: Constraining modified gravity and cold dark matter theories with KiDS-1000.</text:span><text:span text:style-name="T260"> A&amp;A </text:span><text:span text:style-name="T261">650: A113</text:span><text:span text:style-name="T260">. </text:span><text:span text:style-name="T261">[arxiv:2106.11677]</text:span></text:p>
        </text:list-item>
        <text:list-item>
          <text:p text:style-name="P142"><text:span text:style-name="T222">B</text:span><text:span text:style-name="T219">oard, Bozorgnia, Strigari, Grand, Fattahi, Frenk, Marinacci, Navarro and </text:span><text:span text:style-name="T227">Oman</text:span><text:span text:style-name="T219"> (2021). </text:span><text:span text:style-name="T250">Velocity-dependent J-factors for annihilation radiation from cosmological simulations.</text:span><text:span text:style-name="T219"> JCAP 2021-04: 70. </text:span><text:span text:style-name="T223">[arxiv:</text:span><text:span text:style-name="T219">2101.06284</text:span><text:span text:style-name="T223">]</text:span></text:p>
        </text:list-item>
        <text:list-item>
          <text:p text:style-name="P142"><text:span text:style-name="T228">★ Oman</text:span><text:span text:style-name="T224">, Bahé, Healy, Hess, Hudson and Verheijen (2021). </text:span><text:span text:style-name="T253">A homogeneous measurement of the delay between the onsets of gas stripping and star formation quenching in satellite galaxies of groups and clusters.</text:span><text:span text:style-name="T224"> MNRAS </text:span><text:span text:style-name="T225">501: 5073</text:span><text:span text:style-name="T224">. [arxiv:2009.00667]</text:span></text:p>
        </text:list-item>
        <text:list-item>
          <text:p text:style-name="P142"><text:span text:style-name="T224">Deason, </text:span><text:span text:style-name="T228">Oman</text:span><text:span text:style-name="T224">, Fattahi, Schaller, Jauzac, Zhang, Montes, Bahé, Dalla Vecchia, Kay and Evans (2020). </text:span><text:span text:style-name="T253">Stellar splashback: </text:span><text:span text:style-name="T254">t</text:span><text:span text:style-name="T253">he edge of the intracluster light.</text:span><text:span text:style-name="T224"> MNRAS 500: 4181. [arxiv:2010.02937]</text:span></text:p>
        </text:list-item>
        <text:list-item>
          <text:p text:style-name="P142"><text:span text:style-name="T221">Genina, Read, Frenk, Cole, Benítez-Llambay, Ludlow, Navarro, </text:span><text:span text:style-name="T229">Oman</text:span><text:span text:style-name="T221"> and Robertson (2020). </text:span><text:span text:style-name="T251">To beta or not to beta: can higher-order Jeans analysis break the mass-anisotropy degeneracy in simulated dwarfs?</text:span><text:span text:style-name="T221"> MNRAS </text:span><text:span text:style-name="T224">498: 144</text:span><text:span text:style-name="T221">. [arxiv:1911.09124]</text:span></text:p>
        </text:list-item>
        <text:list-item>
          <text:p text:style-name="P142"><text:span text:style-name="T221">Deason, Fattahi, Frenk, Grand, </text:span><text:span text:style-name="T229">Oman</text:span><text:span text:style-name="T221">, Garrison-Kimmel, Simpson and Navarro (2020). </text:span><text:span text:style-name="T251">The edge of the Galaxy.</text:span><text:span text:style-name="T221"> MNRAS 496: 3929. [arxiv:2002.09497]</text:span></text:p>
        </text:list-item>
      </text:list>
      <text:p text:style-name="P145"><text:span text:style-name="T221"/></text:p>
      <text:list text:continue-numbering="true" text:style-name="L1">
        <text:list-item>
          <text:p text:style-name="P143"><text:span text:style-name="T221">Mancera-Piña, Fraternali, </text:span><text:span text:style-name="T229">Oman</text:span><text:span text:style-name="T221">, Adams, Bacchini, Marasco, Oosterloo, Pezzulli, Posti, Leisman, Cannon, di Teodoro, Gault, Haynes, Reiter, Rhode, Salzer and Smith (2020). </text:span><text:span text:style-name="T251">Robust HI kinematics of gas-rich ultra-diffuse galaxies: hints of a weak-feedback formation scenario.</text:span><text:span text:style-name="T221"> MNRAS 495: 3636. [arxiv:2004.14392]</text:span></text:p>
        </text:list-item>
        <text:list-item>
          <text:p text:style-name="P142"><text:span text:style-name="T221">Marasco, Posti, </text:span><text:span text:style-name="T229">Oman</text:span><text:span text:style-name="T221">, Famaey, Cresci and Fraternali (2020). </text:span><text:span text:style-name="T251">Massive disc galaxies in cosmological hydrodynamical simulations are too dark matter-dominated.</text:span><text:span text:style-name="T221"> A&amp;A, 883: L33. [arxiv:2005.01724]</text:span></text:p>
        </text:list-item>
        <text:list-item>
          <text:p text:style-name="P144"><text:span text:style-name="T221">★ Santos-Santos, Navarro, Robertson, Benítez-Llambay, </text:span><text:span text:style-name="T229">Oman</text:span><text:span text:style-name="T221">, Lovell, Frenk, Ludlow, Fattahi and Ritz (2020). </text:span><text:span text:style-name="T251">Baryonic clues to the puzzling diversity of dwarf galaxy rotation curves.</text:span><text:span text:style-name="T221"> MNRAS 495: 58. [arxiv:1911.09116]</text:span></text:p>
        </text:list-item>
        <text:list-item>
          <text:p text:style-name="P144"><text:span text:style-name="T221">Cautun, Benítez-Llambay, Deason, Frenk, Fattahi, Gómez, Grand, </text:span><text:span text:style-name="T229">Oman</text:span><text:span text:style-name="T221">, Navarro and Simpson (2020). </text:span><text:span text:style-name="T251">The Milky Way total mass profile as inferred fr</text:span><text:span text:style-name="T255">o</text:span><text:span text:style-name="T251">m Gaia DR2.</text:span><text:span text:style-name="T221"> MNRAS 494: 4291. [arxiv:1911.04557]</text:span></text:p>
        </text:list-item>
        <text:list-item>
          <text:p text:style-name="P142"><text:span text:style-name="T221">Richings, Frenk, Jenkins, Robertson, Fattahi, Grand, Navarro, Pakmor, Gómez, Marinacci and </text:span><text:span text:style-name="T229">Oman</text:span><text:span text:style-name="T221"> (2020). </text:span><text:span text:style-name="T251">Subhalo destruction in the APOSTLE and Auriga simulations.</text:span><text:span text:style-name="T221"> MNRAS 492: 5780. [arxiv:1811.12437]</text:span></text:p>
        </text:list-item>
        <text:list-item>
          <text:p text:style-name="P142"><text:span text:style-name="T285">† </text:span><text:span text:style-name="T221">Lane, Navarro, Fattahi, </text:span><text:span text:style-name="T229">Oman</text:span><text:span text:style-name="T221"> and Bovy (2020). </text:span><text:span text:style-name="T251">The Ophiuchus stream progenitor: a new type of globular cluster and its possible Sagittarius connection.</text:span><text:span text:style-name="T221"> MNRAS 492: 4164. [arxiv:1905.12633</text:span><text:span text:style-name="T220">]</text:span></text:p>
        </text:list-item>
        <text:list-item>
          <text:p text:style-name="P142"><text:span text:style-name="T221">Chauhan, Lagos, Obreschkow, Power, </text:span><text:span text:style-name="T229">Oman</text:span><text:span text:style-name="T221"> and Elahi (2019). </text:span><text:span text:style-name="T251">The HI velocity function: a test of cosmology or baryon physics?</text:span><text:span text:style-name="T221"> MNRAS 488: 5898. [arxiv:1906.06130</text:span><text:span text:style-name="T220">]</text:span></text:p>
        </text:list-item>
        <text:list-item>
          <text:p text:style-name="P142"><text:span text:style-name="T221">Genina, Frenk, Benítez-Llambay, Cole, Navarro, </text:span><text:span text:style-name="T229">Oman</text:span><text:span text:style-name="T221"> and Fattahi (2019). </text:span><text:span text:style-name="T251">The distinct stellar metallicity populations of simulated Local Group dwarfs.</text:span><text:span text:style-name="T221"> MNRAS 488: 2312. [arxiv:1812.04839]</text:span></text:p>
        </text:list-item>
        <text:list-item>
          <text:p text:style-name="P142"><text:span text:style-name="T221">Bose, Frenk, Jenkins, Fattahi, Gomez, Grand, Marinacci, Navarro, </text:span><text:span text:style-name="T229">Oman</text:span><text:span text:style-name="T221">, Pakmor, Schaye, Simpson and Springel (2019). </text:span><text:span text:style-name="T251">No cores in dark matter-dominated dwarf galaxies with bursty star formation histories.</text:span><text:span text:style-name="T221"> MNRAS, 486: 4790. [arxiv:1810.03635]</text:span></text:p>
        </text:list-item>
        <text:list-item>
          <text:p text:style-name="P142"><text:span text:style-name="T221">Owers, Hudson, </text:span><text:span text:style-name="T229">Oman</text:span><text:span text:style-name="T221">, Bland-Hawthron, Brough, Bryant, Cortese, Couch, Croom, van de Sande, Federrath, Groves, Hopkins, Lawrence, Lorente, McDermid, Medling, Richards, Scott, Taranu, Welker and Yi (2019). </text:span><text:span text:style-name="T251">The SAMI Galaxy Survey: Quenching of star formation in clusters I. Transition galaxies.</text:span><text:span text:style-name="T221"> ApJ 873: 52. [arxiv:1901.08185]</text:span></text:p>
        </text:list-item>
        <text:list-item>
          <text:p text:style-name="P142"><text:span text:style-name="T229">★ Oman</text:span><text:span text:style-name="T221">, Marasco, Navarro, Frenk, Schaye and Benítez-Llambay (2019). </text:span><text:span text:style-name="T251">Non-circular motions and the diversity of dwarf galaxy rotation curves.</text:span><text:span text:style-name="T221"> MNRAS 482: 821. [arxiv:1706.07478]</text:span></text:p>
        </text:list-item>
        <text:list-item>
          <text:p text:style-name="P142"><text:span text:style-name="T221">Digby, Navarro, Fattahi, Simpson, </text:span><text:span text:style-name="T229">Oman</text:span><text:span text:style-name="T221">, Gomez, Frenk, Grand and Pakmor (2018). </text:span><text:span text:style-name="T251">The star formation histories of dwarf galaxies in Local Group cosmological simulations.</text:span><text:span text:style-name="T221"> MNRAS 485: 5423. [arxiv:1812.04839]</text:span></text:p>
        </text:list-item>
      </text:list>
      <text:p text:style-name="P145"><text:span text:style-name="T221"/></text:p>
      <text:list text:continue-numbering="true" text:style-name="L1">
        <text:list-item>
          <text:p text:style-name="P143"><text:span text:style-name="T221">Mancera-Piña, Fraternali, Adams, Marasco, Oosterloo, </text:span><text:span text:style-name="T229">Oman</text:span><text:span text:style-name="T221">, Leisman, di Teodoro, Posti, Battipaglia, Cannon, Gault, Haynes, Janowiecki, McAllan, Pagel, Reiter, Rhode, Salzer and Smith (2019). </text:span><text:span text:style-name="T251">Off the baryonic Tully-Fisher relation: a population of baryon-dominated ultra-diffuse galaxies.</text:span><text:span text:style-name="T221"> ApJL 883: 33. [arxiv:1909.01363]</text:span></text:p>
        </text:list-item>
        <text:list-item>
          <text:p text:style-name="P142"><text:span text:style-name="T221">Fattahi, Navarro, Frenk, </text:span><text:span text:style-name="T229">Oman</text:span><text:span text:style-name="T221">, Sawala and Schaller (2018). </text:span><text:span text:style-name="T251">Tidal stripping and the structure of dwarf galaxies in the Local Group.</text:span><text:span text:style-name="T221"> MNRAS 476: 3816. [arxiv:1707.03898]</text:span></text:p>
        </text:list-item>
        <text:list-item>
          <text:p text:style-name="P114"><text:span text:style-name="T236">N</text:span><text:span text:style-name="T237">a</text:span><text:span text:style-name="T236">varro, Yozin, Loewen, Benítez-Llambay, Fattahi, Frenk, </text:span><text:span text:style-name="T230">Oman</text:span><text:span text:style-name="T236">, Schaye and Theuns (2018). </text:span><text:span text:style-name="T251">The innate origin of radial and vertical gradients in a simulated galaxy disc.</text:span><text:span text:style-name="T236"> MNRAS 476: 3648. [arxiv:1709.01040]</text:span></text:p>
        </text:list-item>
        <text:list-item>
          <text:p text:style-name="P114"><text:span text:style-name="T236">Marasco, </text:span><text:span text:style-name="T230">Oman</text:span><text:span text:style-name="T236">, Navarro, Frenk and Oosterloo (2018). </text:span><text:span text:style-name="T251">Bars in dark-matter-dominated dwarf galaxy discs.</text:span><text:span text:style-name="T236"> MNRAS 476: 2168. [arxiv:1711.09914]</text:span></text:p>
        </text:list-item>
        <text:list-item>
          <text:p text:style-name="P114"><text:span text:style-name="T236">Genina, <text:s/>Benítez-Llambay, Frenk, Cole, Fattahi, Navarro, </text:span><text:span text:style-name="T230">Oman</text:span><text:span text:style-name="T236">, Sawala and Theuns (2018). </text:span><text:span text:style-name="T251">The core-cusp problem: a matter of perspective.</text:span><text:span text:style-name="T236"> MNRAS 474: 1398. [arxiv:1707.06303]</text:span></text:p>
        </text:list-item>
        <text:list-item>
          <text:p text:style-name="P114"><text:span text:style-name="T236">Navarro, Benítez-Llambay, Fattahi, Frenk, Ludlow, </text:span><text:span text:style-name="T230">Oman</text:span><text:span text:style-name="T236">, Schaller and Theuns (2017). </text:span><text:span text:style-name="T251">The origin of the mass discrepancy-acceleration relation in ΛCDM.</text:span><text:span text:style-name="T236"> MNRAS 471: 1841. [arxiv:1612.06329]</text:span></text:p>
        </text:list-item>
        <text:list-item>
          <text:p text:style-name="P114"><text:span text:style-name="T236">Campbell, Frenk, Jenkins, Eke, Navarro, Sawala, Schaller, Fattahi, </text:span><text:span text:style-name="T230">Oman</text:span><text:span text:style-name="T236"> and Theuns (2017). </text:span><text:span text:style-name="T251">Knowing the unknowns: uncertainties in simple estimators of dynamical masses.</text:span><text:span text:style-name="T236"> MNRAS 469: 2335. [arxiv:1603.04443]</text:span></text:p>
        </text:list-item>
        <text:list-item>
          <text:p text:style-name="P114"><text:span text:style-name="T236">Wang, Fattahi, Cooper, Sawala, Strigari, Frenk, Navarro, </text:span><text:span text:style-name="T230">Oman</text:span><text:span text:style-name="T236"> and Schaller (2017). </text:span><text:span text:style-name="T251">Tidal features of classical Milky Way satellites in a Λ cold dark matter universe.</text:span><text:span text:style-name="T236"> MNRAS 468: 4887. [arxiv:1611.00778]</text:span></text:p>
        </text:list-item>
        <text:list-item>
          <text:p text:style-name="P114"><text:span text:style-name="T236">Sawala, Pihajoki, Johansson, Frenk, Navarro, </text:span><text:span text:style-name="T230">Oman</text:span><text:span text:style-name="T236"> and White (2017). </text:span><text:span text:style-name="T251">Shaken and stirred: The Milky Way's dark substructures.</text:span><text:span text:style-name="T236"> MNRAS 467: 4383. [arxiv:1609.01718]</text:span></text:p>
        </text:list-item>
        <text:list-item>
          <text:p text:style-name="P115"><text:span text:style-name="T236">Ludlow, Benítez-Llambay, Schaller, Theuns, Frenk, Bower, Schaye, Crain, Navarro, Fattahi and </text:span><text:span text:style-name="T230">Oman</text:span><text:span text:style-name="T236"> (2017). </text:span><text:span text:style-name="T251">The Mass-discrepancy acceleration relation: a natural outcome of galaxy formation in CDM halos.</text:span><text:span text:style-name="T236"> Phys Rev Lett 118: 161103. [arxiv:1610.07663]</text:span></text:p>
        </text:list-item>
        <text:list-item>
          <text:p text:style-name="P115"><text:span text:style-name="T236">Benítez-Llambay, Navarro, Frenk, Sawala, </text:span><text:span text:style-name="T230">Oman</text:span><text:span text:style-name="T236">, Fattahi, Schaller, Schaye, Crain and Theuns (2017). </text:span><text:span text:style-name="T251">The properties of “dark” LCDM haloes in the Local Group.</text:span><text:span text:style-name="T236"> MNRAS 465: 3913. [arxiv:1609.01301]</text:span></text:p>
        </text:list-item>
        <text:list-item>
          <text:p text:style-name="P114"><text:span text:style-name="T236">Starkenburg, </text:span><text:span text:style-name="T230">Oman</text:span><text:span text:style-name="T236">, Navarro, Crain, Fattahi, Frenk, Sawala and Schaye (2017). </text:span><text:span text:style-name="T251">The oldest and most pristine stars in the APOSTLE Local Group simulations.</text:span><text:span text:style-name="T236"> MNRAS 465: 2212. [arxiv:1609.05214]</text:span></text:p>
        </text:list-item>
        <text:list-item>
          <text:p text:style-name="P114"><text:span text:style-name="T236">Sales, Navarro, </text:span><text:span text:style-name="T230">Oman</text:span><text:span text:style-name="T236">, Fattahi, Ferrero, Abadi, Bower, Crain, Frenk, Sawala, Schaller, Schaye, Theuns and White (2016). </text:span><text:span text:style-name="T251">The low-mass end of the baryonic Tully-Fisher relation.</text:span><text:span text:style-name="T236"> MNRAS 464: 2419. [arxiv:1602.02155]</text:span></text:p>
        </text:list-item>
        <text:list-item>
          <text:p text:style-name="P114"><text:span text:style-name="T230">Oman</text:span><text:span text:style-name="T236"> and Hudson (2016). </text:span><text:span text:style-name="T251">Satellite quenching timescales in clusters from projected phase space measurements matched to simulated orbits.</text:span><text:span text:style-name="T236"> MNRAS, 463: 3083. [arxiv:1607.07934]</text:span></text:p>
        </text:list-item>
        <text:list-item>
          <text:p text:style-name="P114"><text:span text:style-name="T236">Schaller, Frenk, Fattahi, Navarro, </text:span><text:span text:style-name="T230">Oman</text:span><text:span text:style-name="T236"> and Sawala (2016). </text:span><text:span text:style-name="T251">The low abundance and insignificance of dark discs in simulated Milky Way galaxies.</text:span><text:span text:style-name="T236"> MNRAS 461: L56. [arxiv:1605.02770]</text:span></text:p>
        </text:list-item>
      </text:list>
      <text:p text:style-name="P117"><text:span text:style-name="T230"/></text:p>
      <text:list text:continue-numbering="true" text:style-name="L1">
        <text:list-item>
          <text:p text:style-name="P113"><text:span text:style-name="T230">Oman</text:span><text:span text:style-name="T236">, Navarro, Sales, Fattahi, Frenk, Sawala, Schaller and White (2016). </text:span><text:span text:style-name="T251">Missing dark matter in dwarf galaxies?</text:span><text:span text:style-name="T236"> MNRAS 460: 3610. [arxiv:1601.01026]</text:span></text:p>
        </text:list-item>
        <text:list-item>
          <text:p text:style-name="P114"><text:span text:style-name="T236">Sawala, Frenk, Fattahi, Navarro, Bower, Crain, Dalla Vecchia, Furlong, Helly, Jenkins, </text:span><text:span text:style-name="T230">Oman</text:span><text:span text:style-name="T236">, Schaller, Schaye, Theuns, Trayford and White (2016). </text:span><text:span text:style-name="T251">The APOSTLE simulations: solutions to the Local Group's cosmic puzzles.</text:span><text:span text:style-name="T236"> MNRAS 457: 1931. [arxiv:1511.01098]</text:span></text:p>
        </text:list-item>
        <text:list-item>
          <text:p text:style-name="P114"><text:span text:style-name="T236">Fattahi, Navarro, Sawala, Frenk, </text:span><text:span text:style-name="T230">Oman</text:span><text:span text:style-name="T236">, Crain, Furlong, Schaller, Schaye, Theuns and Jenkins (2016). </text:span><text:span text:style-name="T251">The APOSTLE project: Local Group kinematic mass constraints and simulation candidate selection.</text:span><text:span text:style-name="T236"> MNRAS 457: 844. [arxiv:1507.03643]</text:span></text:p>
        </text:list-item>
        <text:list-item>
          <text:p text:style-name="P114"><text:span text:style-name="T230">★ Oman</text:span><text:span text:style-name="T236">, Navarro, Fattahi, Frenk, Sawala, White, Bower, Crain, Furlong, Schaller, Schaye and Theuns (2015). </text:span><text:span text:style-name="T251">The unexpected diversity of dwarf galaxy rotation curves.</text:span><text:span text:style-name="T236"> MNRAS. 452: 3650. [arxiv:1504.01437]</text:span></text:p>
        </text:list-item>
        <text:list-item>
          <text:p text:style-name="P116"><text:span text:style-name="T236">Taranu, Hudson, Balogh, Smith, Power, </text:span><text:span text:style-name="T230">Oman</text:span><text:span text:style-name="T236">, Krane (2014). </text:span><text:span text:style-name="T251">Quenching star formation in cluster galaxies.</text:span><text:span text:style-name="T236"> MNRAS 440: 1934. [arxiv:1211.3411]</text:span></text:p>
        </text:list-item>
        <text:list-item>
          <text:p text:style-name="P116"><text:span text:style-name="T230">Oman</text:span><text:span text:style-name="T236">, Hudson and Behroozi (2013). </text:span><text:span text:style-name="T251">Disentangling satellite galaxy populations using orbit tracking in simulations.</text:span><text:span text:style-name="T236"> MNRAS 431: 2307. [arxiv:1301.6757]</text:span></text:p>
        </text:list-item>
      </text:list>
      <text:p text:style-name="P90"><text:span text:style-name="T221">O</text:span><text:span text:style-name="T219">ther refereed publications</text:span></text:p>
      <text:list text:continue-numbering="true" text:style-name="L1">
        <text:list-item>
          <text:p text:style-name="P114"><text:span text:style-name="T232">Oman</text:span><text:span text:style-name="T235">, Starkenburg and Navarro (2018). </text:span><text:span text:style-name="T255">The “building blocks” of stellar haloes.</text:span><text:span text:style-name="T235"> Galaxies 5: 33. [arxiv:1708.00929]</text:span></text:p>
          <text:p text:style-name="P118">Non-refereed publications &amp; software</text:p>
        </text:list-item>
        <text:list-item>
          <text:p text:style-name="P119"><text:span text:style-name="T37">Read, Steger, Walker, Genina, Frenk, Cole, </text:span><text:span text:style-name="T226">Ben</text:span><text:span text:style-name="T166">ítez-Llambay, </text:span><text:span text:style-name="T165">Ludlow, Navarro, </text:span><text:span text:style-name="T167">Oman</text:span><text:span text:style-name="T165">, Robertson, Collins, Ibata, Rich, Martin, Peñarrubia. Chapman, Tollerud and Weisz (2023). </text:span><text:span text:style-name="T160">GravSphere: Jeans modelling code.</text:span><text:span text:style-name="T165"> Astrophysics Source Code Library 2312.009.</text:span></text:p>
        </text:list-item>
        <text:list-item>
          <text:p text:style-name="P120"><text:span text:style-name="T36">Oman</text:span><text:span text:style-name="T37">, Brouwer, Ludlow and Navarro (2020). </text:span><text:span text:style-name="T9">Observational constraints on the slope of the radial acceleration relation at low accelerations.</text:span><text:span text:style-name="T37"> [arxiv:2006.06700]</text:span></text:p>
        </text:list-item>
        <text:list-item>
          <text:p text:style-name="P121"><text:span text:style-name="T36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21"><text:span text:style-name="T227">Oman</text:span><text:span text:style-name="T219"> (2017). </text:span><text:span text:style-name="T250">The APOSTLE simulations: Rotation curves derived from synthetic 21-cm observations.</text:span><text:span text:style-name="T219"> Rediscovering our Galaxy, Proceedings of the IAU Symposium 334: 213. [arXiv: 1712.02562]</text:span></text:p>
        </text:list-item>
        <text:list-item>
          <text:p text:style-name="P122"><text:span text:style-name="T258">Fattahi, Navarro, Sawala, Frenk, Sales, </text:span><text:span text:style-name="T268">Oman</text:span><text:span text:style-name="T258">, Schaller and Wang (2016). </text:span><text:span text:style-name="T245">The cold dark matter content of Galactic dwarf spheroidals: no cores, no failures, no problem.</text:span><text:span text:style-name="T258"> [arxiv:1607.06479]</text:span></text:p>
        </text:list-item>
        <text:list-item>
          <text:p text:style-name="P122"><text:span text:style-name="T267">Sawala, Frenk, Fattahi, Navarro, Bower, Crain, Dalla Vecchia, Furlong, Helly, Jenkins, </text:span><text:span text:style-name="T272">Oman</text:span><text:span text:style-name="T267">, Scahller, Schaye, Theuns, Trayford and White (2014). </text:span><text:span text:style-name="T249">Local Group galaxies emerge from the dark.</text:span><text:span text:style-name="T267"> [arxiv:1412.2748]</text:span></text:p>
        </text:list-item>
      </text:list>
      <text:p text:style-name="P88"><text:span text:style-name="T169">Conferences and Workshops</text:span><text:tab/></text:p>
      <text:p text:style-name="P55"><text:span text:style-name="T110"><text:tab/></text:span><text:span text:style-name="T127">Contributed talk at “Towards unified sub-grid prescriptions for galaxy modeling”<text:tab/>Sept 2023<text:line-break/><text:tab/> <text:s/>Lorentz Centre, Leiden, The Netherlands</text:span></text:p>
      <text:p text:style-name="P55"><text:span text:style-name="T110"><text:tab/></text:span><text:span text:style-name="T127">Contributed talk at “FiatLux”<text:tab/>Jun 2023<text:line-break/><text:tab/> <text:s/>Centro Mariapoli, Castel Gandolfo, Italy</text:span></text:p>
      <text:p text:style-name="P55"><text:span text:style-name="T110"/></text:p>
      <text:p text:style-name="P134"><text:span text:style-name="T110"><text:tab/></text:span><text:span text:style-name="T125">Contributed talk at </text:span><text:span text:style-name="T126">“Pathfinder HI Survey Coordination Committee workshop”<text:tab/></text:span><text:span text:style-name="T125">Mar 2023<text:line-break/><text:tab/> <text:s/>University of Cape Town, Cape Town, South Africa</text:span></text:p>
      <text:p text:style-name="P52"><text:span text:style-name="T110"><text:tab/></text:span><text:span text:style-name="T125">Poster at “IAUS 379: Dynamical masses of Local Group galaxies”<text:tab/>Mar 2023<text:line-break/><text:tab/> <text:s/>Telegrafenberg, Potsdam, Germany</text:span></text:p>
      <text:p text:style-name="P135"><text:span text:style-name="T110"><text:tab/></text:span><text:span text:style-name="T113">Contributed talk at “Virgo meeting”<text:tab/>Jul 2022<text:line-break/><text:tab/> <text:s/></text:span><text:span text:style-name="T114">Max-Planck Institute for Astrophysics, Garching, Germany</text:span></text:p>
      <text:p text:style-name="P46"><text:span text:style-name="T110"><text:tab/></text:span><text:span text:style-name="T112">Contributed</text:span><text:span text:style-name="T111"> talk at “</text:span><text:span text:style-name="T112">EAS2022/</text:span><text:span text:style-name="T111">SS8: D</text:span><text:span text:style-name="T131">warf galaxies beyond the Local Group”</text:span><text:span text:style-name="T132"><text:tab/></text:span><text:span text:style-name="T131">Jun 2022<text:line-break/><text:tab/> <text:s/>Valencia Conference Centre, Valencia, Spain</text:span></text:p>
      <text:p text:style-name="P89"><text:span text:style-name="T110"><text:tab/></text:span><text:span text:style-name="T112">Poster</text:span><text:span text:style-name="T111"> at “EAS2022/S4: Satellite galaxies and tidal streams”</text:span><text:span text:style-name="T110"><text:tab/></text:span><text:span text:style-name="T111">Jun 2022<text:line-break/><text:tab/> <text:s/>Valencia Conference Centre, Valencia, Spain</text:span></text:p>
      <text:p text:style-name="P45"><text:span text:style-name="T132"><text:tab/></text:span><text:span text:style-name="T131">Invited talk at “EAS2022/SS5: Neutral hydrogen”</text:span><text:span text:style-name="T132"><text:tab/></text:span><text:span text:style-name="T131">Jun 2022</text:span><text:span text:style-name="T111"><text:line-break/><text:tab/> <text:s/>Valencia Conference Centre, Valencia, Spain</text:span></text:p>
      <text:p text:style-name="P83"><text:tab/>Contributed talk at “Durham Edinburgh Exchange”<text:tab/>Jan 2022<text:line-break/><text:tab/> <text:s/>Virtual meeting</text:p>
      <text:p text:style-name="P67"><text:span text:style-name="T38"><text:tab/></text:span><text:span text:style-name="T65">Contributed talk at “Heraeus Seminar: Astrophysical windows on dark matter”<text:tab/>Nov 2021<text:line-break/><text:tab/> <text:s/>The Royal Society, London, United Kingdom</text:span></text:p>
      <text:p text:style-name="P66"><text:span text:style-name="T38"><text:tab/></text:span><text:span text:style-name="T60">Contributed talk </text:span><text:span text:style-name="T63">&amp; 2 posters</text:span><text:span text:style-name="T60"> at “National Astronomy Meeting 2021”<text:tab/>Jul 2021<text:line-break/><text:tab/> <text:s/>Virtual meeting</text:span></text:p>
      <text:p text:style-name="P65"><text:span text:style-name="T38"><text:tab/></text:span><text:span text:style-name="T60">SOC at “EAS2021/SS24: The role of nurture on the SF cycle in satellite </text:span><text:span text:style-name="T61">galaxies</text:span><text:span text:style-name="T60">”<text:tab/>Jun 2021<text:line-break/><text:tab/> <text:s/>Virtual meeting</text:span></text:p>
      <text:p text:style-name="P65"><text:span text:style-name="T38"><text:tab/></text:span><text:span text:style-name="T52">Contributed talk at “Durham Edinburgh Exchange”</text:span><text:span text:style-name="T38"><text:tab/></text:span><text:span text:style-name="T52">Jan 2021<text:line-break/><text:tab/> <text:s/>Virtual meeting</text:span></text:p>
      <text:p text:style-name="P82"><text:tab/>Contributed talk at “South American Dark Matter”<text:tab/>Dec 2020<text:line-break/><text:tab/> <text:s/>Virtual meeting</text:p>
      <text:p text:style-name="P82"><text:tab/>Contributed talk at “WALLABY Science Day”<text:tab/>Nov 2020<text:line-break/><text:tab/> <text:s/>Virtual meeting</text:p>
      <text:p text:style-name="P64"><text:span text:style-name="T38"><text:tab/></text:span><text:span text:style-name="T51">Invited talk at “Pathfinder HI Survey Coordination Committee workshop”<text:tab/>May 2020<text:line-break/><text:tab/> <text:s/>Virtual meeting</text:span></text:p>
      <text:p text:style-name="P63"><text:span text:style-name="T38"><text:tab/></text:span><text:span text:style-name="T51">Participant at “Virgo meeting”<text:tab/>Jan 2020<text:line-break/><text:tab/> <text:s/>Durham University, Durham, United Kingdom</text:span></text:p>
      <text:p text:style-name="P63"><text:span text:style-name="T38"><text:tab/></text:span><text:span text:style-name="T51">Contributed talk at “Durham Edinburgh Exchange”<text:tab/>Jan 2020<text:line-break/><text:tab/> <text:s/>Durham University, Durham, United Kingdom</text:span></text:p>
      <text:p text:style-name="P63"><text:span text:style-name="T38"><text:tab/></text:span><text:span text:style-name="T51">Contributed talk at “Galaxy evolution in a new era of HI surveys”<text:tab/>Aug 2019<text:line-break/><text:tab/> <text:s/>Munich Institute for Astro- and Particle Physics, Munich, Germany</text:span></text:p>
      <text:p text:style-name="P63"><text:span text:style-name="T38"><text:tab/></text:span><text:span text:style-name="T51">Contributed talk at “CosmoDwarfs”<text:tab/>Jul 2019<text:line-break/><text:tab/> <text:s/>Durham University, Durham, United Kingdom</text:span></text:p>
      <text:p text:style-name="P139"><text:span text:style-name="T37"/></text:p>
      <text:p text:style-name="P140"><text:span text:style-name="T37"><text:tab/></text:span><text:span text:style-name="T51">Contributed t</text:span><text:span text:style-name="T44">alk at “Computational cosmology”<text:tab/>Dec 2018<text:line-break/><text:tab/> <text:s/>Lorentz Centre, Leiden, The Netherlands</text:span></text:p>
      <text:p text:style-name="P62"><text:span text:style-name="T38"><text:tab/></text:span><text:span text:style-name="T44">Participant at </text:span><text:span text:style-name="T38">“</text:span><text:span text:style-name="T44">Blaauw Workshop: Galaxy dynamics in the current era”<text:tab/>Nov 2018<text:line-break/><text:tab/> <text:s/>Kapteyn Institute, Groningen, The Netherlands</text:span></text:p>
      <text:p text:style-name="P141"><text:span text:style-name="T37"><text:tab/></text:span><text:span text:style-name="T44">Contributed talk at “The HI/Story of the nearby Universe”<text:tab/>Sept 2018<text:line-break/><text:tab/> <text:s/>Kapteyn Institute/ASTRON, Groningen, The Netherlands</text:span></text:p>
      <text:p text:style-name="P62"><text:span text:style-name="T38"><text:tab/></text:span><text:span text:style-name="T44">Contributed talk at “Tensions in the LCDM paradigm”<text:tab/>May 2018<text:line-break/><text:tab/> <text:s/>Mainz Institute for Theoretical Physics, Mainz, Germany</text:span></text:p>
      <text:p text:style-name="P68"><text:span text:style-name="T37"><text:tab/></text:span><text:span text:style-name="T44">Poster at “The small-scale structure of cold(?) dark matter”<text:tab/>Ap</text:span><text:span text:style-name="T61">r</text:span><text:span text:style-name="T44"> 2018<text:line-break/><text:tab/> <text:s/>Kavli Institute for Theoretical Physics, Santa Barbara, USA</text:span></text:p>
      <text:p text:style-name="P62"><text:span text:style-name="T38"><text:tab/></text:span><text:span text:style-name="T44">Contributed talk at “Virgo meeting”<text:tab/>Dec 2017<text:line-break/><text:tab/> <text:s/>Max-Planck Institute for Astrophysics, Garching, Germany</text:span></text:p>
      <text:p text:style-name="P10"><text:span text:style-name="T86"><text:tab/>Invited talk at </text:span><text:span text:style-name="T11">“</text:span><text:span text:style-name="T86">IAUS 334: Rediscovering our Galaxy”<text:tab/>Jul 2017<text:line-break/><text:tab/> <text:s/>Telegrafenberg, Potsdam, Germany</text:span></text:p>
      <text:p text:style-name="P37"><text:span text:style-name="T79"><text:tab/></text:span><text:span text:style-name="T84">Contributed talk at “On the origin of baryonic galaxy haloes”<text:tab/>Mar 2017<text:line-break/><text:tab/> <text:s/>Observat</text:span><text:span text:style-name="T136">o</text:span><text:span text:style-name="T84">rio Astron</text:span><text:span text:style-name="T136">ómico de Quit</text:span><text:span text:style-name="T140">o</text:span><text:span text:style-name="T136">, Galapagos Islands, Ecuador</text:span></text:p>
      <text:p text:style-name="P91"><text:tab/>Contributed talk at “Northwest astronomy meeting”<text:tab/>Oct 2016<text:line-break/><text:tab/> <text:s/>Western Washington University, Bellingham, USA</text:p>
      <text:p text:style-name="P92"><text:tab/>Contributed talk at “Dark matter in the Milky Way”<text:tab/>May 2016<text:line-break/><text:tab/> <text:s/>Johannes Gutenburg University, Mainz, Germany</text:p>
      <text:p text:style-name="P93"><text:tab/>Contributed talk at “Dark matter on the smallest scales”<text:tab/>Apr 2016<text:line-break/><text:tab/> <text:s/>University of Leiden, Leiden, Netherlands</text:p>
      <text:p text:style-name="P91"><text:tab/>Contributed talk at “Potsdam thinkshop XIII: Near field cosmology”<text:tab/>Mar 2016<text:line-break/><text:tab/> <text:s/>Innsbruck University Centre, Obergurgl, Austria</text:p>
      <text:p text:style-name="P9"><text:span text:style-name="T136"><text:tab/></text:span><text:span text:style-name="T138">Participant at “HiPACC Summer School: AstroInformatics”<text:tab/>Aug 2012<text:line-break/><text:tab/> <text:s/>University of California </text:span><text:span text:style-name="T139">at </text:span><text:span text:style-name="T138">San Diego, San Diego, USA</text:span></text:p>
      <text:p text:style-name="P9"><text:span text:style-name="T136"><text:tab/></text:span><text:span text:style-name="T137">Poster at “Star formation and gas reservoirs in nearby groups and clusters”<text:tab/>Jul 2012<text:line-break/><text:tab/> <text:s/>Union College, Schenectady, USA</text:span></text:p>
      <text:p text:style-name="P97"><text:span text:style-name="T135">Invited </text:span><text:span text:style-name="T218">Colloquia &amp; </text:span><text:span text:style-name="T135">Seminars</text:span><text:tab/></text:p>
      <text:p text:style-name="P81"><text:tab/><text:span text:style-name="T290">Colloquium: Cardiff University School of Physics &amp; Astronomy, UK<text:tab/>Nov 2023</text:span></text:p>
      <text:p text:style-name="P81"><text:tab/><text:span text:style-name="T287">Seminar: University of Edinburgh Institute for Astronomy, UK<text:tab/>Nov 2022</text:span></text:p>
      <text:p text:style-name="P84"><text:tab/>Seminar: University College London Cosmoparticle Initiative, UK<text:tab/>Mar 2022</text:p>
      <text:p text:style-name="P80"><text:tab/>Seminar: International Centre for Radio Astronomy Research, Australia<text:tab/>Aug 2021</text:p>
      <text:p text:style-name="P75"><text:span text:style-name="T218"><text:tab/>Colloquium: </text:span><text:span text:style-name="T206">Queen’s University Department of Physics and Astronomy, Canada<text:tab/>Jan 202</text:span><text:span text:style-name="T207">1</text:span></text:p>
      <text:p text:style-name="P44"><text:span text:style-name="T107"><text:tab/></text:span><text:span text:style-name="T106">Seminar</text:span><text:span text:style-name="T108">: </text:span><text:span text:style-name="T109">University of Nottingham School of Physics and Astronomy, UK<text:tab/>Dec 2020</text:span></text:p>
      <text:p text:style-name="P74"><text:soft-page-break/><text:span text:style-name="T205"><text:tab/></text:span><text:span text:style-name="T278">Seminar</text:span><text:span text:style-name="T218">: </text:span><text:span text:style-name="T206">Oxford University Department of Physics, UK<text:tab/>Oct 2020</text:span></text:p>
      <text:p text:style-name="P74"><text:span text:style-name="T205"><text:tab/></text:span><text:span text:style-name="T218">Seminar: </text:span><text:span text:style-name="T205">Universidade Federal do Esp</text:span><text:span text:style-name="T157">í</text:span><text:span text:style-name="T205">rito Santo Department of Physics, Brazil<text:tab/>Jul 2020</text:span></text:p>
      <text:p text:style-name="P79"><text:tab/><text:span text:style-name="T218">Colloquium: </text:span>University of Edinburgh Institute for Astronomy, UK<text:tab/>Feb 2020</text:p>
      <text:p text:style-name="P73"><text:tab/><text:span text:style-name="T218">Seminar: </text:span><text:span text:style-name="T205">Deutsches Elektronen-Synchrotron DESY, Germany<text:tab/>Nov 2019</text:span></text:p>
      <text:p text:style-name="P78"><text:tab/><text:span text:style-name="T218">Seminar: </text:span>University of Surrey Physics Department, UK<text:tab/>Sept 2017</text:p>
      <text:p text:style-name="P72"><text:tab/><text:span text:style-name="T218">Seminar: </text:span>University of Cambridge Institute of Astronomy, UK<text:tab/>May 2016</text:p>
      <text:p text:style-name="P71"><text:tab/><text:span text:style-name="T218">Seminar: </text:span>Astrophysics Institute Potsdam, Germany<text:tab/>Apr 2016</text:p>
      <text:p text:style-name="P71"><text:tab/><text:span text:style-name="T218">Seminar: </text:span>University of Washington Physics &amp; Astronomy Department, USA<text:tab/>Feb 2016</text:p>
      <text:p text:style-name="P71"><text:tab/><text:span text:style-name="T218">Seminar: </text:span>University of Waterloo Physics &amp; Astronomy Department, Canada<text:tab/>Dec 2014</text:p>
      <text:p text:style-name="P108"><text:span text:style-name="T211">Public Talks &amp; Outreach</text:span><text:span text:style-name="T210"><text:tab/></text:span></text:p>
      <text:p text:style-name="P55"><text:span text:style-name="T110"><text:tab/></text:span><text:span text:style-name="T127">Street Cosmos at Blackhall demonstrator<text:tab/>Aug 2023</text:span></text:p>
      <text:p text:style-name="P55"><text:span text:style-name="T110"><text:tab/></text:span><text:span text:style-name="T123">Ogden Centre for Fundamental Physics </text:span><text:span text:style-name="T30">Ogden@20</text:span><text:span text:style-name="T123"> open day demonstrator<text:tab/>Nov 2022</text:span></text:p>
      <text:p text:style-name="P87"><text:span text:style-name="T180"><text:tab/></text:span><text:span text:style-name="T193">Celebrate Science! Durham demonstrator<text:tab/>Oct 2022</text:span></text:p>
      <text:p text:style-name="P86"><text:span text:style-name="T180"><text:tab/></text:span><text:span text:style-name="T183">Public talk: Sunderland Astronomical Society<text:tab/>Nov 2021</text:span></text:p>
      <text:p text:style-name="P85"><text:span text:style-name="T180"><text:tab/></text:span><text:span text:style-name="T181">Nuffield Foundation research placement host </text:span><text:span text:style-name="T187">for J. Turnbull</text:span><text:span text:style-name="T181"><text:tab/></text:span><text:span text:style-name="T183">Aug</text:span><text:span text:style-name="T181"> 2021</text:span></text:p>
      <text:p text:style-name="P77"><text:tab/>Royal Society Summer Science Exhibition Workshop<text:tab/>Jul 2021</text:p>
      <text:p text:style-name="P43"><text:span text:style-name="T20"><text:tab/></text:span><text:span text:style-name="T97">Public talk: </text:span><text:span text:style-name="T87">Rato Bangala School Science Club</text:span><text:span text:style-name="T98">, Nepal<text:tab/>Jul 20</text:span><text:span text:style-name="T99">20</text:span></text:p>
      <text:p text:style-name="P42"><text:span text:style-name="T99"><text:tab/></text:span><text:span text:style-name="T102">Durham ICC School visit</text:span><text:span text:style-name="T127">s</text:span><text:span text:style-name="T102"><text:tab/>Jan 2020 – </text:span><text:span text:style-name="T127">present</text:span></text:p>
      <text:p text:style-name="P76"><text:tab/>Celebrate Science! Durham demonstrator<text:tab/>Oct 2019</text:p>
      <text:p text:style-name="P8"><text:span text:style-name="T87"><text:tab/>Meet the IAU astronomers! programme member<text:tab/>2019 </text:span><text:span text:style-name="T81">– </text:span><text:span text:style-name="T87">present</text:span></text:p>
      <text:p text:style-name="P8"><text:span text:style-name="T11"><text:tab/></text:span><text:span text:style-name="T85">Public </text:span><text:span text:style-name="T87">t</text:span><text:span text:style-name="T85">alk: RAS of Canada, Victoria chapter monthly meeting<text:tab/>Apr 2017</text:span></text:p>
      <text:p text:style-name="P16"><text:span text:style-name="T11"><text:tab/></text:span><text:span text:style-name="T82">Public talk: Dominion Astrophysical Observatory </text:span><text:span text:style-name="T88">s</text:span><text:span text:style-name="T82">ummer star parties<text:tab/>Jul 2016</text:span></text:p>
      <text:p text:style-name="P17"><text:span text:style-name="T89"><text:tab/></text:span><text:span text:style-name="T90">University of Victoria Student Radio CFUV “Beyond the Jargon” interviewee<text:tab/>Dec 2016</text:span></text:p>
      <text:p text:style-name="P4"><text:span text:style-name="T82"><text:tab/></text:span><text:span text:style-name="T83">Public talk: SPACE: Students in Physics and Astronomy Communication<text:tab/>Jul 2016<text:line-break/><text:tab/> <text:s/>Enrichment</text:span></text:p>
      <text:p text:style-name="P71"><text:tab/>Public talk: SPACE: Students in Physics and Astronomy Communication<text:tab/>Aug 2015<text:line-break/><text:tab/> <text:s/>Enrichment</text:p>
      <text:p text:style-name="P70"><text:tab/>University of Victoria Observatory tours for various school, youth and <text:tab/>2015 – <text:span text:style-name="T170">2017</text:span><text:line-break/><text:tab/> <text:s/>general public groups<text:tab/></text:p>
      <text:p text:style-name="P69"><text:tab/><text:span text:style-name="T276">Contributor of &gt;250 physics &amp; astrophysics answers to public questions on the <text:tab/>2013 </text:span>– <text:span text:style-name="T276">present<text:line-break/><text:tab/> <text:s/>PhysicsSE Q&amp;A platform (physics.stackexchange.com/users/11053/kyle-oman)</text:span></text:p>
      <text:p text:style-name="P109"><text:soft-page-break/><text:span text:style-name="T209">Professional </text:span><text:span text:style-name="T213">Citizenship</text:span><text:span text:style-name="T208"><text:tab/></text:span></text:p>
      <text:p text:style-name="P51"><text:span text:style-name="T179"><text:tab/>Re</text:span><text:span text:style-name="T184">feree </text:span><text:span text:style-name="T179">for </text:span><text:span text:style-name="T185">MNRAS, ApJ, </text:span><text:span text:style-name="T186">A&amp;A,</text:span><text:span text:style-name="T185"> </text:span><text:span text:style-name="T194">NatAs, </text:span><text:span text:style-name="T176">PRL, </text:span><text:span text:style-name="T185">JCAP, </text:span><text:span text:style-name="T196">OJA, </text:span><text:span text:style-name="T185">Chinese Physics C</text:span><text:span text:style-name="T179"><text:tab/>2016 – present</text:span></text:p>
      <text:p text:style-name="P51"><text:span text:style-name="T179"><text:tab/></text:span><text:span text:style-name="T193">Durham Astronomy &amp; Instrumentation internal mini-conference organiser<text:tab/>Jun 2022</text:span><text:span text:style-name="T180"><text:tab/></text:span></text:p>
      <text:p text:style-name="P7"><text:span text:style-name="T50"><text:tab/>Durham Physics Research Staff Consultative Committee </text:span><text:span text:style-name="T53">co-chair</text:span><text:span text:style-name="T50"><text:tab/>20</text:span><text:span text:style-name="T53">20 </text:span><text:span text:style-name="T39">– </text:span><text:span text:style-name="T69">2023</text:span></text:p>
      <text:p text:style-name="P7"><text:span text:style-name="T50"><text:tab/>Durham Physics Research Staff Consultative Committee m</text:span><text:span text:style-name="T53">ember</text:span><text:span text:style-name="T50"><text:tab/>2019 </text:span><text:span text:style-name="T39">– </text:span><text:span text:style-name="T69">2023</text:span></text:p>
      <text:p text:style-name="P7"><text:span text:style-name="T50"><text:tab/></text:span><text:span text:style-name="T57">Durham Astronomy PhD admissions interview panellist<text:tab/>2020</text:span></text:p>
      <text:p text:style-name="P6"><text:span text:style-name="T50"><text:tab/>Durham Astronomy </text:span><text:span text:style-name="T53">ICC </text:span><text:span text:style-name="T50">postdoctoral representative </text:span><text:span text:style-name="T51">to </text:span><text:span text:style-name="T53">astronomy group</text:span><text:span text:style-name="T50"><text:tab/>20</text:span><text:span text:style-name="T53">20</text:span><text:span text:style-name="T50"> </text:span><text:span text:style-name="T39">– </text:span><text:span text:style-name="T69">2023</text:span></text:p>
      <text:p text:style-name="P41"><text:span text:style-name="T175"><text:tab/>Durham Astronomy Friday seminar co-organizer<text:tab/>2019 </text:span><text:span text:style-name="T173">– </text:span><text:span text:style-name="T176">2020</text:span></text:p>
      <text:p text:style-name="P6"><text:span text:style-name="T50"><text:tab/>Kapteyn Institute Monday seminar co-organizer<text:tab/>2018 </text:span><text:span text:style-name="T39">– </text:span><text:span text:style-name="T50">2019</text:span></text:p>
      <text:p text:style-name="P5"><text:span text:style-name="T40"><text:tab/></text:span><text:span text:style-name="T46">Funding proposal reviews for FWO (Belgium), Conicyt (Chile)<text:tab/>2018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02"><text:span text:style-name="T134">Professional Memberships</text:span><text:tab/></text:p>
      <text:p text:style-name="P30"><text:span text:style-name="T41"><text:tab/></text:span><text:span text:style-name="T53">WALLABY survey member (Technical Working Group 1)</text:span><text:span text:style-name="T41"><text:tab/></text:span><text:span text:style-name="T53">2020 </text:span><text:span text:style-name="T37">–</text:span><text:span text:style-name="T53"> present</text:span></text:p>
      <text:p text:style-name="P30"><text:span text:style-name="T53"><text:tab/>MHONGOOSE survey member<text:tab/>2020 </text:span><text:span text:style-name="T37">– </text:span><text:span text:style-name="T53">present</text:span></text:p>
      <text:p text:style-name="P52"><text:span text:style-name="T176"><text:tab/></text:span><text:span text:style-name="T195">SKA </text:span><text:span text:style-name="T194">Cosmology</text:span><text:span text:style-name="T195"> Science Working Group member<text:tab/>202</text:span><text:span text:style-name="T194">2</text:span><text:span text:style-name="T195"> </text:span><text:span text:style-name="T179">– </text:span><text:span text:style-name="T195">present</text:span></text:p>
      <text:p text:style-name="P31"><text:span text:style-name="T53"><text:tab/></text:span><text:span text:style-name="T62">SKA HI Galaxy Science Working Group member<text:tab/>2021 </text:span><text:span text:style-name="T37">– </text:span><text:span text:style-name="T62">present</text:span></text:p>
      <text:p text:style-name="P34"><text:span text:style-name="T53"><text:tab/></text:span><text:span text:style-name="T37">Virgo Consortium for Cosmological Supercomputer Simulations </text:span><text:span text:style-name="T56">m</text:span><text:span text:style-name="T37">ember<text:tab/>2013 </text:span><text:span text:style-name="T40">– </text:span><text:span text:style-name="T37">present</text:span></text:p>
      <text:p text:style-name="P30"><text:span text:style-name="T41"><text:tab/></text:span><text:span text:style-name="T45">Canadian Astronomical Society (CASCA) Ordinary Member<text:tab/>2016 – </text:span><text:span text:style-name="T47">2019</text:span></text:p>
      <text:p text:style-name="P19"><text:tab/>International Astronomical Union (IAU) Junior Member<text:tab/>2018 – present</text:p>
      <text:p text:style-name="P110"/>
      <text:p text:style-name="P111"><text:span text:style-name="T275">Public codes &amp; utilities</text:span><text:tab/></text:p>
      <text:p text:style-name="P40"><text:span text:style-name="T190"><text:tab/></text:span><text:span text:style-name="T200">SWIFTGalaxy<text:tab/>2022</text:span><text:span text:style-name="T189"><text:line-break/><text:tab/> <text:s/>github.com/</text:span><text:span text:style-name="T191">SWIFTSIM</text:span><text:span text:style-name="T189">/swiftgalaxy</text:span></text:p>
      <text:p text:style-name="P29"><text:span text:style-name="T41"><text:tab/></text:span><text:span text:style-name="T58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97"><text:span text:style-name="T135">Languages</text:span><text:tab/></text:p>
      <text:p text:style-name="P4"><text:span text:style-name="T38"><text:tab/></text:span><text:span text:style-name="T41">English (native), French (native), </text:span><text:span text:style-name="T47">Dutch (basic)</text:span></text:p>
      <text:p text:style-name="P96"><text:span text:style-name="T168">Citizenship</text:span><text:tab/></text:p>
      <text:p text:style-name="P3"><text:span text:style-name="T41"><text:tab/></text:span><text:span text:style-name="T42">Canadian</text:span></text:p>
      <text:p text:style-name="P103">References<text:tab/></text:p>
      <text:p text:style-name="P38"><text:span text:style-name="T177"><text:tab/>Prof. </text:span><text:span text:style-name="T183">Carlos Frenk</text:span><text:span text:style-name="T177"><text:line-break/><text:tab/></text:span><text:span text:style-name="T183">Institute for Computational Cosmology</text:span><text:span text:style-name="T178">, </text:span><text:span text:style-name="T183">Durham University</text:span><text:span text:style-name="T178"><text:line-break/><text:tab/>+</text:span><text:span text:style-name="T183">44 191 334 3641</text:span><text:span text:style-name="T178"><text:line-break/><text:tab/></text:span><text:a xlink:type="simple" xlink:href="mailto:c.s.frenk@durham.ac.uk" text:style-name="Internet_20_link" text:visited-style-name="Visited_20_Internet_20_Link"><text:span text:style-name="T183">c.s.frenk@durham.ac.uk</text:span></text:a></text:p>
      <text:p text:style-name="P2"><text:span text:style-name="T38"><text:tab/></text:span><text:span text:style-name="T55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5">sctrager@astro.rug.nl</text:span></text:a></text:p>
      <text:p text:style-name="P39"><text:span text:style-name="T72"><text:tab/></text:span><text:span text:style-name="T71">Prof. Julio Navarro</text:span><text:span text:style-name="T70"><text:line-break/></text:span><text:span text:style-name="T7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1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1-22T12:31:32.372009111" text:fixed="true">2024-01-22</text:date></text:span><text:tab/></text:p>
      </style:header-first>
      <style:footer>
        <text:p text:style-name="Footer"><text:tab/><text:page-number text:select-page="current">14</text:page-number> <text:span text:style-name="MT4">of </text:span><text:span text:style-name="MT4"><text:page-count>14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4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5.9.2$Linux_X86_64 LibreOffice_project/50$Build-2</meta:generator>
    <dc:date>2024-01-22T12:37:13.230207244</dc:date>
    <meta:editing-duration>P1DT16H20M49S</meta:editing-duration>
    <meta:editing-cycles>165</meta:editing-cycles>
    <meta:document-statistic meta:table-count="0" meta:image-count="1" meta:object-count="0" meta:page-count="14" meta:paragraph-count="230" meta:word-count="4048" meta:character-count="30482" meta:non-whitespace-character-count="26137"/>
  </office:meta>
</office:document-meta>
</file>